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style>
    <style:style style:name="P2"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text-properties style:font-name="Courier New1" fo:font-size="12pt" fo:language="sk" fo:country="SK" style:font-size-asian="12pt" style:language-asian="sk" style:country-asian="SK"/>
    </style:style>
    <style:style style:name="P3" style:family="paragraph" style:parent-style-name="Standard">
      <style:paragraph-properties fo:margin-left="0cm" fo:margin-right="0cm" fo:line-height="150%" fo:text-align="start" style:justify-single-word="false" fo:orphans="2" fo:widows="2" fo:text-indent="1cm" style:auto-text-indent="false" style:vertical-align="auto"/>
    </style:style>
    <style:style style:name="P4" style:family="paragraph" style:parent-style-name="Standard" style:master-page-name="Standard">
      <style:paragraph-properties fo:margin-left="0cm" fo:margin-right="0cm" fo:line-height="150%" fo:text-align="start" style:justify-single-word="false" fo:orphans="2" fo:widows="2" fo:text-indent="1cm" style:auto-text-indent="false" style:page-number="auto" fo:background-color="#ffffff" style:vertical-align="auto">
        <style:background-image/>
      </style:paragraph-properties>
    </style:style>
    <style:style style:name="T1" style:family="text">
      <style:text-properties style:font-name="Courier New1" fo:font-size="12pt" fo:language="sk" fo:country="SK" style:font-size-asian="12pt" style:language-asian="sk" style:country-asian="SK"/>
    </style:style>
    <style:style style:name="T2" style:family="text">
      <style:text-properties style:font-name="Courier New1" fo:font-size="12pt" fo:language="sk" fo:country="SK" fo:font-weight="bold" style:font-size-asian="12pt" style:language-asian="sk" style:country-asian="SK" style:font-weight-asian="bold"/>
    </style:style>
    <style:style style:name="T3" style:family="text">
      <style:text-properties style:font-name="Courier New1" fo:font-size="12pt" fo:language="sk" fo:country="SK" fo:font-style="italic" style:font-size-asian="12pt" style:language-asian="sk" style:country-asian="SK" style:font-style-asian="italic"/>
    </style:style>
    <style:style style:name="T4" style:family="text">
      <style:text-properties fo:language="sk" fo:country="S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Ľudo Ondrejov</text:span></text:p>
      <text:p text:style-name="P1"><text:span text:style-name="T1">Rozprávky z hôr</text:span></text:p>
      <text:p text:style-name="P2"/>
      <text:p text:style-name="P2"/>
      <text:p text:style-name="P2"/>
      <text:p text:style-name="P3"><text:span text:style-name="T1">&lt;h1&gt;</text:span><text:span text:style-name="T2">ROZPRÁVKY SPOD PAVELCOVA</text:span><text:span text:style-name="T1">&lt;/h1&gt;</text:span></text:p>
      <text:p text:style-name="P2"/>
      <text:p text:style-name="P2"/>
      <text:p text:style-name="P1"><text:span text:style-name="T1">&lt;h1&gt;</text:span><text:span text:style-name="T3">Keď slnko zapadalo</text:span><text:span text:style-name="T1">&lt;/h1&gt;</text:span></text:p>
      <text:p text:style-name="P2"/>
      <text:p text:style-name="P1"><text:span text:style-name="T1">Slnko zapadalo za Ostrým vrchom. Dívali sme sa na jeho červenkavé lúče, ako sa prebíjajú vetvami stromov v našej záhrade. Moja sestra Anna sedela v tráve a robila si dlhú reťaz zo stopiek púpavy.</text:span></text:p>
      <text:p text:style-name="P1"><text:span text:style-name="T1">— Anna, — opýtal som sa jej,— čo je tam, kde slnko zapadá?</text:span></text:p>
      <text:p text:style-name="P1"><text:span text:style-name="T1">— Tam je koniec sveta, — odpovedala vážne.</text:span></text:p>
      <text:p text:style-name="P1"><text:span text:style-name="T1">Koniec sveta... Musí to byť ďaleko, lebo i stará mať, keď som bol kedysi rozbil oblok, vyhrážali sa mi, že ma musia zmlátiť, čo by som i na koniec sveta utekal.</text:span></text:p>
      <text:p text:style-name="P1"><text:span text:style-name="T1">Predstavil som si široký priestor zeme; to že je náš svet. Jeho okraje sú odrezané a za nimi nekonečná prázdna hlbina. Kto by prišiel celkom na kraj sveta, mohla by sa mu pokĺznuť noha a spadol by do tej prázdnoty. Kto vie, kde by sa zastavil!</text:span></text:p>
      <text:p text:style-name="P1"><text:span text:style-name="T1">— Anna, — ozval som sa znova, — za Ostrým vrchom už iste bude koniec sveta.</text:span></text:p>
      <text:p text:style-name="P1"><text:span text:style-name="T1">Anna povedala, že môže byť, a ja som sa zadíval na končiar Ostrého vrchu, ktorý som poznal len z videnia a z rozprávok koscov z dediny. Ujo Sľúka každý rok chodieval kosiť na Ostrý vrch. Zavše večerom prišiel k nášmu starému otcovi. Sadli si na lavičku na posiedku a zapálili si do fajok. Ujo Sľúka rozprával:</text:span></text:p>
      <text:p text:style-name="P1"><text:span text:style-name="T1">— Tak sme ti večer, keď sa stmilo, nakládli ohňa pod horou, pod veľkým bukom. Polievky s mäsom sme sa napáckali poriadne a </text:span><text:soft-page-break/><text:span text:style-name="T1">ľahli si spať, všetci okolo ohňa. Ja, reku, kosu nechám poruke; čert ho vie, čo sa môže v noci prihodiť.</text:span></text:p>
      <text:p text:style-name="P1"><text:span text:style-name="T1">Ďuro Šajga mal prikladať na oheň do polnoci, aby oheň nevyhasol, lebo keď padne rosa, budú ti zuby od zimy klepotať, ak nemáš pahreby.</text:span></text:p>
      <text:p text:style-name="P1"><text:span text:style-name="T1">Zapálim si a ľahnem. A ešte poviem Šajgovi: „Ďurko, o polnoci ma zobuď, ja budem potom prikladať až do svitu.“ A zaspal som.</text:span></text:p>
      <text:p text:style-name="P1"><text:span text:style-name="T1">Tu odrazu myká ma Ďuro Šajga za nohu: „Ondrej, Ondrej, preboha!“</text:span></text:p>
      <text:p text:style-name="P1"><text:span text:style-name="T1">Vyskočím a schytím kosu, ako mi visela nad hlavou, zavesená na konári.</text:span></text:p>
      <text:p text:style-name="P1"><text:span text:style-name="T1">Šajga sa celý trasie a ukazuje do tmy.</text:span></text:p>
      <text:p text:style-name="P1"><text:span text:style-name="T1">Ký čert to môže byť?! Blýskajú sa tam okále, velikánske ako taniere.</text:span></text:p>
      <text:p text:style-name="P1"><text:span text:style-name="T1">‚Ej, pánboh s nami,‘ pomyslel som si a len ma tak mráz poprechodil.</text:span></text:p>
      <text:p text:style-name="P1"><text:span text:style-name="T1">„Chlapi, berte kosy! Zle je s nami!“</text:span></text:p>
      <text:p text:style-name="P1"><text:span text:style-name="T1">Chlapi povyskakovali, ale kosy boli práve blízko toho miesta, kde sa blýskali veľké oči akýchsi dravcov.</text:span></text:p>
      <text:p text:style-name="P1"><text:span text:style-name="T1">Vtom zavolal starý Kochuľa: „Medvede! Medvede! Hádžte raždie na oheň a kričte, ako len vládzete, lebo nás pošpintujú!“</text:span></text:p>
      <text:p text:style-name="P1"><text:span text:style-name="T1">Tu sme začali hádzať na oheň suché raždie a kričali, ako kto vládal a čo mu na um prišlo: „Bi ho! Hej, otca ti naháňam! Zabi ho! Juj! Jajajáj!“</text:span></text:p>
      <text:p text:style-name="P1"><text:span text:style-name="T1">Oheň vzbĺkol vysoko a vtom medvede začali utekať, postrašené naším krikom a ohňom. Ale to svet neslýchal, aké to boli opachy. No, bohuprisahám, ani o mak neboli menšie od dvojročnej jalovice!...</text:span></text:p>
      <text:p text:style-name="P1"><text:span text:style-name="T1">Tieto rozprávky uja Sľúku vždy mi boli na rozume, keď som pozeral na Ostrý vrch. A mal som veľkú vôľu vytratiť sa raz z domu a ísť smerom na Ostrý vrch — až na kraj sveta. Ak by som stretol medveďa, budem utekať, ako mi nohy vystačia. Bežať viem </text:span><text:soft-page-break/><text:span text:style-name="T1">iste lepšie ako taký obyčajný medveď, lebo ani jeden chlapec v dedine nemôže ma dohoniť, keď sa hráme o loptu.</text:span></text:p>
      <text:p text:style-name="P1"><text:span text:style-name="T1">A ako slnko zapadalo, slabý vetrík prevalil sa záhradou, povedal som Anne:</text:span></text:p>
      <text:p text:style-name="P1"><text:span text:style-name="T1">— Zoberme sa na koniec sveta! Poďme ta, kde slnko zapadá. Neboj sa, ja sa ani medveďov nezľaknem! Vezmem si tú malú sekerku, čo starý otec nabrúsili, a keď príde medveď, budem sa oháňať, aby ku mne nepristúpil.</text:span></text:p>
      <text:p text:style-name="P1"><text:span text:style-name="T1">Anna chvíľu rozmýšľala a potom vstala, dala mi jednu reťaz zo stopiek púpavy, ktorú som si povesil na hrdlo. Aj ona si nechala jednu. Zaskočil som po sekerku a hybaj. Vybrali sme sa hore, na Kopanice, cez Dolinku, len hore, kde slnko zapadalo.</text:span></text:p>
      <text:p text:style-name="P1"><text:span text:style-name="T1">Za Dolinkou sme ešte nikdy neboli. Bola to krajina celkom neznáma. Cesta hlboko vybrázdená od vozov, vyjarčená od povodní, keď zavše príval zahučal nad našou dolinou. A všade samá skala, samý pichliač, len sme tak podlamovali nohy v kolenách a sipeli cez zuby pri každom kroku, lebo sme boli bosí.</text:span></text:p>
      <text:p text:style-name="P1"><text:span text:style-name="T1">Ideme hore a hore a tu proti nám veľký kŕdeľ oviec, pred nimi starý valach, okolo neho ohromní bieli psi dlhej srsti a za ovcami malý honelník. Psi, ako sa blížili k nám, zaštekali. Sestra sa zľakla.</text:span></text:p>
      <text:p text:style-name="P1"><text:span text:style-name="T1">— Utekajme! — zvolala na mňa a dala sa do behu.</text:span></text:p>
      <text:p text:style-name="P1"><text:span text:style-name="T1">Naľakala i mňa, tiež som začal uháňať, ako som vládal. Necítil som už, že sa mi ostré skalky vrážajú do podošiev, len som zaskakoval nadol ako divý.</text:span></text:p>
      <text:p text:style-name="P1"><text:span text:style-name="T1">Tu začne starý valach vykrikovať:</text:span></text:p>
      <text:p text:style-name="P1"><text:span text:style-name="T1">— Kdeže ta ide?! Či ideš sem! Ja tvoje ďahe!</text:span></text:p>
      <text:p text:style-name="P1"><text:span text:style-name="T1">Sestra zastala a začala plakať. Musíme sa vraj vrátiť k valachovi, lebo na nás kričí a ide nás zajať.</text:span></text:p>
      <text:p text:style-name="P1"><text:span text:style-name="T1">— Ujdime! — zvolal som a chytil som ju za ruku.</text:span></text:p>
      <text:p text:style-name="P1"><text:span text:style-name="T1">Pustili sme sa ako vietor. Keď sme odbehli ďaleko od oviec, odrazu sestra veľmi zasipela od bolesti a sadla si. Veľký tŕň ju pichol do päty. Nevládala ho vybrať, lebo bol zalomený, nuž </text:span><text:soft-page-break/><text:span text:style-name="T1">vytiahol som chytro z vrecka nožík a obratne som tŕň vytrhol, lebo som už dobre rozumel takýmto veciam.</text:span></text:p>
      <text:p text:style-name="P1"><text:span text:style-name="T1">A ako sme sedeli ustarostení na zemi, počuli sme zďaleka valachovo volanie:</text:span></text:p>
      <text:p text:style-name="P1"><text:span text:style-name="T1">— Či ideš sem? Kdeže ta ide? Ja tvoje ďahe!</text:span></text:p>
      <text:p text:style-name="P1"><text:span text:style-name="T1">Pozreli sme na seba a zasmiali sme sa.</text:span></text:p>
      <text:p text:style-name="P1"><text:span text:style-name="T1">— To je smiešne! — zvolala sestra. — Valach kričal na ovce, a my sme sa nazdali, že to na nás!</text:span></text:p>
      <text:p text:style-name="P1"><text:span text:style-name="T1">Stmievalo sa, keď sme sa vracali domov. Nezradili sme ani slovom, čo sa nám stalo, lebo starý otec by sa nám bol vysmieval.</text:span></text:p>
      <text:p text:style-name="P1"><text:span text:style-name="T1">Nikdy nebola večera taká dobrá a chutná ako vtedy. A po večeri sladká únava zatvárala oči.</text:span></text:p>
      <text:p text:style-name="P1"><text:span text:style-name="T1">Snívalo sa mi, že chodím s Annou na samom konci sveta a pozerám cez okraj dolu, do nekonečných hlbín. Ligocú sa tam hviezdičky všakových svetiel a preletujú veľké čierne vtáky.</text:span></text:p>
      <text:p text:style-name="P1"><text:span text:style-name="T1">I ľúto mi bolo v spánku, že som odišiel z domu a opustil svoju mamičku...</text:span></text:p>
      <text:p text:style-name="P2"/>
      <text:p text:style-name="P2"/>
      <text:p text:style-name="P1"><text:span text:style-name="T1">&lt;h1&gt;</text:span><text:span text:style-name="T3">O vtáčkoch</text:span><text:span text:style-name="T1">&lt;/h1&gt;</text:span></text:p>
      <text:p text:style-name="P2"/>
      <text:p text:style-name="P1"><text:span text:style-name="T1">Sedeli sme pri peci. Lampa nebola ešte zažatá, len fajka starého otca trochu svetielkovala; bolo mu vidieť dlhé, do klinca zakrútené fúzy a predĺžený tenký nos. I z pece sa cez mriežky trochu svietilo, a keď zavše sprašťalo horiace drevo, vyleteli iskry do popolníka.</text:span></text:p>
      <text:p text:style-name="P1"><text:span text:style-name="T1">Ej, dobre mi bolo pri starom otcovi, ako sme sedeli spolu na lavici, pokiaľ von skučal zimný severný vietor a zasypal nám obloky drobným snehom.</text:span></text:p>
      <text:p text:style-name="P1"><text:span text:style-name="T1">— Zaspievajte mi, starý otec! — povedal som, pritúliac sa mu k brade.</text:span></text:p>
      <text:p text:style-name="P1"><text:span text:style-name="T1">A starý otec, chytiac fajku do ruky, zaspieval mi tichým hlasom a pritom čižmou poklepkával:</text:span></text:p>
      <text:p text:style-name="P2"><text:soft-page-break/></text:p>
      <text:p text:style-name="P1"><text:span text:style-name="T1">Kukulienka, kde si bola,</text:span></text:p>
      <text:p text:style-name="P1"><text:span text:style-name="T1">keď tá tuhá zima bola?</text:span></text:p>
      <text:p text:style-name="P1"><text:span text:style-name="T1">— Tu-tu-tu, pod dubom,</text:span></text:p>
      <text:p text:style-name="P1"><text:span text:style-name="T1">sedela som s holubom!</text:span></text:p>
      <text:p text:style-name="P2"/>
      <text:p text:style-name="P1"><text:span text:style-name="T1">— Ešte raz, starý otec!</text:span></text:p>
      <text:p text:style-name="P1"><text:span text:style-name="T1">Zaspieval mi ešte raz a zatiaľ mu vyhaslo vo fajke. Otvoril dvercia na peci, vybral malý žeravý uhlík a prehadzujúc ho na dlani sem a ta, položil ho obratne do fajky. Potom už nechcel spievať, aby mu zase vo fajke nevyhaslo.</text:span></text:p>
      <text:p text:style-name="P1"><text:span text:style-name="T1">Páčil sa mi starý otec, ako tak sedel pri peci a pofajčieval.</text:span></text:p>
      <text:p text:style-name="P1"><text:span text:style-name="T1">— I ja si kúpim fajku, keď budem veľký!</text:span></text:p>
      <text:p text:style-name="P1"><text:span text:style-name="T1">— Hej, — prisviedčal starý otec, — na leto, keď narastú gaštany, spravím ti peknú fajku.</text:span></text:p>
      <text:p text:style-name="P1"><text:span text:style-name="T1">Potom sme dlho mlčali. Ja som rozmýšľal o tej kukučke a holubovi, kde asi môžu nocovať, keď je taká tuhá zima. A obaja sme na lavici zadriemali.</text:span></text:p>
      <text:p text:style-name="P1"><text:span text:style-name="T1">Prišla jar. Sneh sa spúšťal a sýkorky prilietali každé ráno k našim oblokom. Spievali a šantili po záhrade a zas odleteli.</text:span></text:p>
      <text:p text:style-name="P3"><text:span text:style-name="T1">Vzal som si kapsičku s knihami a šiel som do školy — až na druhú dedinu, lebo u nás školy nebolo. Čižmy som mal dobré, voda sa do nich nedostala, nuž brodil som sa s priateľmi po mlákach a preskakoval s nimi jarky povedľa cesty.</text:span></text:p>
      <text:p text:style-name="P1"><text:span text:style-name="T1">Naša dolinka je úzka a objímajú ju strmé vrchy. Voda z rozpusteného snehu valí sa jarkami dolu po úbočiach, a keď už sneh celkom zmizne a vsiakne do zeme, vybúši voda i zo samej úboče a valí sa nadol hučiacim čistým potokom. V taký čas narobili sme si loďky a pohadzujúc ich na vodu, utekali sme povedľa jarku za nimi. Čia loďka najdlhšie vydržala a neprevalila sa, toho sme pochválili.</text:span></text:p>
      <text:p text:style-name="P1"><text:span text:style-name="T1">V prvom dome v susednej dedine mali čierneho drozda. Každé ráno ho zavesili s klietkou na podstienok a on spieval, spieval </text:span><text:soft-page-break/><text:span text:style-name="T1">všakové pesničky. Mal krásne čierne perie a žltý zobáčik. Keď nás zazrel, ako kráčame hore cestou, hneď sa obrátil k nám a zapískal nám vojenský pochod.</text:span></text:p>
      <text:p text:style-name="P1"><text:span text:style-name="T1">„Nedá mi pokoja ten vtáčik,“ hovoril som si. I bol by som išiel bližšie a dal mu kus chleba, ktorý mi mať vstrčila do kapsy, ale vo dvore bol veľký chlpatý pes a ten sa vždy mrzko na mňa díval. Preto som ostal iba na ceste a pískal som spolu s drozdom. I novým pesničkám som ho učil a bol som veľmi natešený, keď drozd zapískal kúsok novej pesničky za mnou.</text:span></text:p>
      <text:p text:style-name="P1"><text:span text:style-name="T1">Na priateľov som zabudol; nechali ma, dávno boli v škole, keď som sa spamätal, že som sám.</text:span></text:p>
      <text:p text:style-name="P1"><text:span text:style-name="T1">A neraz som prišiel neskoro do školy pre pekného drozda.</text:span></text:p>
      <text:p text:style-name="P1"><text:span text:style-name="T1">— Ja ti dám drozda! — hrozil mi staručký pán učiteľ, keď som sa vyhováral, prečo som sa omeškal.</text:span></text:p>
      <text:p text:style-name="P1"><text:span text:style-name="T1">Chlapci často spomínali, že na Pušínove sa drozdy rady nosia. Tak tomu hovorili, keď si drozdy robili hniezdo. Zaumienil som si, že pôjdem drozdy hľadať, jedného si chytím a vychovám. Potom ho naučím pekne pískať.</text:span></text:p>
      <text:p text:style-name="P1"><text:span text:style-name="T1">Od tých čias, keď nebolo treba ísť do školy, chodil som po kružinách krížom-krážom a konečne som našiel hniezdo, z ktorého vyletel drozd so žltým zobáčikom. Boli v ňom štyri zelenkasté vajíčka.</text:span></text:p>
      <text:p text:style-name="P1"><text:span text:style-name="T1">Chodieval som k hniezdu veľmi často a cestou domov vždy som si vyumýval čižmy v jarku, aby ma doma nevytrepali.</text:span></text:p>
      <text:p text:style-name="P1"><text:span text:style-name="T1">Mláďatká sa vyliahli; boli celkom holé. O pár dní porástli bavlnkou, neskoršie vyrástli im na tielkach púčky peria. Nemohol som sa dočkať: vzal som si dve najväčšie a pobral som sa s nimi domov, čo ako za mnou poletoval starý drozd, pištiac a volajúc, akoby mi bol vyčítal krádež svojich detí.</text:span></text:p>
      <text:p text:style-name="P1"><text:span text:style-name="T1">Doma ma vyhrešili a vyhnali, aby som vtáčatká zaniesol späť do hniezda. Plakal som dlho pri cintoríne, držiac vtákov v klobúku. Potom som sa vrátil domov, že nemôžem hniezdo nájsť.</text:span></text:p>
      <text:p text:style-name="P1"><text:span text:style-name="T1">Vyhrešili ma znova, ale mal som drozdy. U susedov mi požičali klietku. Priatelia ma poučili, čím ich mám chovať.</text:span></text:p>
      <text:p text:style-name="P1"><text:soft-page-break/><text:span text:style-name="T1">Kŕmil som ich často, namáčajúc biely chlieb v mlieku, alebo pokrájajúc surovú pečeň na kúsky, ak sa mi podarilo usporiť si päť grajciarov a kúpiť si ju u mäsiara.</text:span></text:p>
      <text:p text:style-name="P1"><text:span text:style-name="T1">Celé hodiny som sedával pri klietke a díval som sa na vtáčkov. Zapískal jeden, zase druhý, znova a znova. Ako sa večerilo, stúlili sa moje dve vtáčatká do kútika, skryli nôžky pod seba a prižmúriac očká, ohlášali sa k povale obráteným pyštekom. Zdalo sa mi, že im je pusto, lebo sa zvečerieva, a že volajú svoju matku.</text:span></text:p>
      <text:p text:style-name="P1"><text:span text:style-name="T1">Dlho som nemohol zaspať. Ľúto mi bolo a smutno.</text:span></text:p>
      <text:p text:style-name="P1"><text:span text:style-name="T1">Prišla noc a mne sa snívalo, že priletela k obloku matka mladých drozdov a spievala, aby som jej vrátil odvlečené deti...</text:span></text:p>
      <text:p text:style-name="P1"><text:span text:style-name="T1">Ráno som sa prebudil veľmi neveselý, vzal som vtáčkov a išiel som hľadať hniezdo, že ich materi vrátim. Ale hniezdo už bolo prázdne a nikde nablízku nevidel som ani staré, ani mladé drozdy. Čo robiť? Zahynuli by moje vtáčatká, keby som ich bol nechal tam, lebo sa ešte nevedeli samy uživiť. Musel som sa s nimi vrátiť a znova ich dať do klietky.</text:span></text:p>
      <text:p text:style-name="P1"><text:span text:style-name="T1">Raz v predvečer, nachovajúc vtáčkov, díval som sa ako obyčajne, ako budú usínať. A tu menší z nich ohlášal sa len slabým hláskom, vždy slabšie a slabšie, prižmúril očká a klonil hlávku. Tak stíchol celkom a hlávku viac nezdvihol.</text:span></text:p>
      <text:p text:style-name="P1"><text:span text:style-name="T1">Vzal som ho do ruky a rozplakal som sa, lebo vtáčik bol mŕtvy.</text:span></text:p>
      <text:p text:style-name="P1"><text:span text:style-name="T1">Niesol som ho do záhrady, že ho pochovám. Stretol som starého otca.</text:span></text:p>
      <text:p text:style-name="P1"><text:span text:style-name="T1">— Vidíš, vidíš, — povedal mi, — ako si zhrešil!</text:span></text:p>
      <text:p text:style-name="P1"><text:span text:style-name="T1">Nemohol som nič povedať, tak mi bolo úzko. A kopajúc jamku do piesku, myslel som na to, že som usmrtil nevinného vtáčka a už ani starý otec ma nemá rád, lebo od tých čias, ako som vtáčkov doniesol, ani raz ma nezavolal k sebe na lavičku a ani raz mi nezaspieval.</text:span></text:p>
      <text:p text:style-name="P1"><text:soft-page-break/><text:span text:style-name="T1">A pochoval som vtáčka za jarného večera, pri svite bledého mesiaca. Hrobček som ovenčil strapatou púpavkou a odišiel som, len keď mamka zavolala na mňa z dverí kuchyne:</text:span></text:p>
      <text:p text:style-name="P1"><text:span text:style-name="T1">— Belo, kdeže ty zháňaš? Poď už večerať!</text:span></text:p>
      <text:p text:style-name="P1"><text:span text:style-name="T1">Prišlo leto. Druhý vtáčik bol už odrastený, veľký, s pekným dlhým chvostom. Nazobkal sa, najedol sa do chuti sám a nebolo ho treba chovať ako predtým. Len pyštek nemal žltý. Chlapci hovorievali, že mu ožltne v zime, ale len potom, keď bude starší.</text:span></text:p>
      <text:p text:style-name="P1"><text:span text:style-name="T1">Ako som sa usiloval naučiť ho svoje obľúbené pesničky! Pískal som včasráno, cez poludnie i v podvečer, ale on celé dni piskotal iba svojím spôsobom a hľadieval na zelené stromy do záhrady.</text:span></text:p>
      <text:p text:style-name="P1"><text:span text:style-name="T1">Z času na čas priletel krásny drozd a zasadol na jabloni pred naším domom. Hneď ho spozoroval a metal sa k drôtom svojej klietky, pískajúc vzrušene, akoby bol chcel vyletieť za ním.</text:span></text:p>
      <text:p text:style-name="P1"><text:span text:style-name="T1">Prišla mi na um myšlienka: „Čo keby som ho tak pustil? Ako by sa zaradoval uväznený vtáčik! A vedel by sa už sám uživiť, veď vie jesť a netreba ho už kŕmiť.“</text:span></text:p>
      <text:p text:style-name="P1"><text:span text:style-name="T1">Schytil som klietku a utekal s ňou do záhrady. Tam som ju položil do trávy a otvoril dvercia. Ľahol som si a pozoroval drozda.</text:span></text:p>
      <text:p text:style-name="P1"><text:span text:style-name="T1">Poobzeral sa. O chvíľu zoskočil z paličky a kukol von dvercami. Zasa sa poobzeral a konečne vybehol do trávy, pomáhajúc si krídlami v úteku. Pritom ani len raz nezapískal.</text:span></text:p>
      <text:p text:style-name="P1"><text:span text:style-name="T1">Očakával som, že sa vznesie na krídla a poletí vozvysok medzi oblaky, odtiaľ že si vyhliadne najkrajšiu horu a spustí sa k nej s víťazným spevom. A keď príde daždivá jeseň, bude hľadať svoju stratenú rodinku, aby mu nebolo pusto a chladno.</text:span></text:p>
      <text:p text:style-name="P1"><text:span text:style-name="T1">Ale vtáčik nevládal vzlietnuť od zeme. Krídelká mu v klietke oslabli a zmeraveli. Zatrepotal nimi, zasa sa zavŕtal do trávy a blúdil záhradou sem a ta.</text:span></text:p>
      <text:p text:style-name="P1"><text:soft-page-break/><text:span text:style-name="T1">Stalo sa, ležal som v tráve a on za svojej potulky prišiel rovno ku mne, zastal, zahľadel sa na mňa a prihováral sa mi zapísknutím.</text:span></text:p>
      <text:p text:style-name="P1"><text:span text:style-name="T1">Stmievalo sa a bál som sa oň, aby ho v noci nechytila mačka, preto som ho znova položil do klietky a zavesil na podstienok.</text:span></text:p>
      <text:p text:style-name="P1"><text:span text:style-name="T1">Vtáčik sa chvatne najedol a hneď i zaspal. Tak sa zdalo, že prechádzka mu bola na úžitok.</text:span></text:p>
      <text:p text:style-name="P1"><text:span text:style-name="T1">Trvalo to niekoľko dní: môj drozd od rána do večera predieral sa trávou a hľadal si obživu. Večierkom vrátil sa vždy do klietky na nocľah. Neskoršie už kúskami i poletúval, až napokon nemal som oň obavy: lietal ako všetky ostatné vtáčky. Klietka visela na podstení a jej dvercia boli vždy otvorené. On sa do nej každý večer vrátil. A ja som nezameškal pripraviť mu vždy nejakú večeru.</text:span></text:p>
      <text:p text:style-name="P1"><text:span text:style-name="T1">V jedno pekné ráno priletel do záhrady krásny čierny drozd, zasadol na košatý orech a volal kohosi dlhým pískaním. Vtom priletel k nemu môj, a keď chvíľu vedľa seba posedeli, vzniesli sa nad stromy a obrátili sa na juh, na Kosálovo.</text:span></text:p>
      <text:p text:style-name="P1"><text:span text:style-name="T1">Od tých čias som už nevidel svojho vtáčka. Ale bol som spokojný, že sa mi podarilo vrátiť ho prírode tak, ako som jej ho bol odňal. Doma mi všetko odpustili, znova ma mali radi. A starý otec mi zasa spieval pesničku o kukulienke, alebo rozprával o Laktibrade a Lomidrevovi do neskorého večera.</text:span></text:p>
      <text:p text:style-name="P2"/>
      <text:p text:style-name="P2"/>
      <text:p text:style-name="P1"><text:span text:style-name="T1">&lt;h1&gt;</text:span><text:span text:style-name="T3">O sladičovom koreni</text:span><text:span text:style-name="T1">&lt;/h1&gt;</text:span></text:p>
      <text:p text:style-name="P2"/>
      <text:p text:style-name="P1"><text:span text:style-name="T1">V našej dedine žil mocný chlapík, ktorého volali nemým Jožom. Ale Jožo nebol nemý, ibaže hovorieval trhane a viac posunkami rúk, pričom krútil a prevracal očami. Zato sily mal za býka, a keď zahodil päťkilový kameň, ten zahvižďal v povetrí ako strela a kam dopadol, zaryl sa hlboko do zeme.</text:span></text:p>
      <text:p text:style-name="P1"><text:soft-page-break/><text:span text:style-name="T1">V každý robotný deň musel doniesť nošu dreva. Jeho rodičia boli chudobní, bývali v drevenej chalupe a on, Jozef, musel nanosiť toľko dreva, že vystačilo i na tuhú zimu.</text:span></text:p>
      <text:p text:style-name="P1"><text:span text:style-name="T1">Nemému Jožovi v hore vyhýbal sa každý, lebo sa hovorilo o ňom, že kdekoho ozbíja o vreckový nôž. Nožíkov, čo nazbíjal od ľudí, že má celé tucty. Preto chodci po horách neradi brali so sebou pekné nožíky, iba obyčajné zahrdzavené žabikláče.</text:span></text:p>
      <text:p text:style-name="P1"><text:span text:style-name="T1">Jožo mal naozaj rád nožíky. Mal z nich celú zbierku a nosieval ich vždy zviazané remencom do skrutky. Biele i zelené, červené i žlté; farby menili sa na nich ani dúha. Večer pred spaním si ich vždy znova a znova prepočítal, zviazal remencom a položil pod hlavu. To bol jeho najdrahší poklad, to bolo jeho šťastie. Ráno ich zasa prepočítal, zviazal remencom, zastrčil za opasok a pobral sa hore vrchom so žinkou v jednej a s valaškou v druhej ruke.</text:span></text:p>
      <text:p text:style-name="P1"><text:span text:style-name="T1">O jeho valaške rozprávali pastieri divy. Hodí ju vraj na pol kilometra a trafí každého zajaca, čo mu pred oči príde.</text:span></text:p>
      <text:p text:style-name="P1"><text:span text:style-name="T1">Bolo jarné popoludnie, keď sme šli hľadať koreň sladiča, šiesti chlapci-šarvanci, jeden lepší ako druhý. Ktorýsi z nás tvrdil, že sladič je koreň medovej chuti a rastie v tmavých horách. Kto požuje jeho koreň, zadrieme sladkým snom. Bude sa mu snívať, že lieta ponad hory a háje. A keď sa prebudí, pocíti ohromnú silu vo svojom tele a nebude sa báť nikoho na svete.</text:span></text:p>
      <text:p text:style-name="P1"><text:span text:style-name="T1">Kráčali sme Pinpiargami, zhovárajúc sa o zázračnom koreni sladiča. Ani jeden z nás nevedel, aká môže byť táto rastlina, a preto sme boli namrzení, že ťažko nám bude koreň hľadať.</text:span></text:p>
      <text:p text:style-name="P1"><text:span text:style-name="T1">Prešli sme Búčím, Lúčkami, cez Dlžiny, Niklovú a konečne boli sme pri hustej jedľovej hore.</text:span></text:p>
      <text:p text:style-name="P1"><text:span text:style-name="T1">— Pánboh s nami! — povedal významne najstarší z nás a podvihol klobúk.</text:span></text:p>
      <text:p text:style-name="P3"><text:span text:style-name="T1">— Pánboh s nami! — opakovali sme za ním sborom.</text:span></text:p>
      <text:p text:style-name="P1"><text:span text:style-name="T1">Z hory sa ťahal voňavý chlad, v nej ležalo zelenkavé pološero a nebolo počuť ani vtáčka-preletáčka.</text:span></text:p>
      <text:p text:style-name="P1"><text:soft-page-break/><text:span text:style-name="T1">Bojazlivo, jeden za druhým vkĺzli sme do hory, obzerajúc sa splašene na všetky strany. Išli sme dlho bez jediného slova. Už sa nám zdalo, že sa musíme vrátiť bez sladiča, keď sa zjavili pred nami skaliská, vedľa nich hlboký jarok, husto porastený bujným papradím a všakovou inou zelinou.</text:span></text:p>
      <text:p text:style-name="P1"><text:span text:style-name="T1">Pozreli sme druh na druha a usmiali sme sa.</text:span></text:p>
      <text:p text:style-name="P1"><text:span text:style-name="T1">— To musí byť sladič! — ozval sa najstarší a ukázal na listy papradia.</text:span></text:p>
      <text:p text:style-name="P1"><text:span text:style-name="T1">Vrhli sme sa na zeliny a povytrhávajúc ich opatrne zo zeme, posadali sme si. Chvíľku sme váhali, konečne, s tvárami plnými taju, začali sme pomaly prežúvať zablatené korene. A prežúvali sme.</text:span></text:p>
      <text:p text:style-name="P1"><text:span text:style-name="T1">Iste sa každý divil, že koreň nie je sladký, no ani jeden to nepovedal.</text:span></text:p>
      <text:p text:style-name="P1"><text:span text:style-name="T1">Nikto nezadriemal, nikto sa nezdal silnejším, ako bol predtým.</text:span></text:p>
      <text:p text:style-name="P1"><text:span text:style-name="T1">— To nie je sladič! — ozval som sa, odhodiac korene a odpľúvajúc po trpkej chuti.</text:span></text:p>
      <text:p text:style-name="P1"><text:span text:style-name="T1">Priatelia mrzuto pozahadzovali zeliny a poobzerali sa, či by nebolo dobre okúsiť ešte korene iných zelín. Ale ticho v hore stávalo sa strašným. Jednému z nás prešiel mráz po chrbte, hneď sme sa všetci otriasli od zimy a bezo slova, mimovoľne, poberali sme sa rýchlym krokom z hory.</text:span></text:p>
      <text:p text:style-name="P1"><text:span text:style-name="T1">Len čo sme vykročili na čistinu, vyskočil z húštiny smrekov ozrutný chlap.</text:span></text:p>
      <text:p text:style-name="P1"><text:span text:style-name="T1">— Stoj! — zakričal, až sa v hore ozvalo. Pristúpil k nám, držiac valašku nad hlavou. — Ukáž nožík — ale už!</text:span></text:p>
      <text:p text:style-name="P1"><text:span text:style-name="T1">Všetci sme povyťahovali nožíky a predložili mu ich. Kolená sa nám triasli od strachu a ani jeden sa neodvážil vzoprieť.</text:span></text:p>
      <text:p text:style-name="P1"><text:span text:style-name="T1">Chlap si vybral zo šiestich nožíkov tri kostené. Tri boli žabikláče; tie nám vrátil a rozkázal, aby sme sa už aj brali domov.</text:span></text:p>
      <text:p text:style-name="P1"><text:soft-page-break/><text:span text:style-name="T1">Počúvli sme ho vďačne a len na Dlžinách sme sa opovážili obzrieť, lebo sme vedeli, že je to mocný Jožo, ktorého nahnevať nie je radno...</text:span></text:p>
      <text:p text:style-name="P1"><text:span text:style-name="T1">To bolo naše prvé a posledné stretnutie s ním, lebo o krátky čas umrel náhlou smrťou. Tetky po pohrebe hovorili, že jeho mať položila mu všetky nožíky do truhly, lebo keď umieral, stískal ich kŕčovite v rukách.</text:span></text:p>
      <text:p text:style-name="P1"><text:span text:style-name="T1">Tam bol i môj pekný penálik, s ktorým som sa v mysli lúčil a daroval ho nebohému Jožovi na poslednú cestu...</text:span></text:p>
      <text:p text:style-name="P2"/>
      <text:p text:style-name="P2"/>
      <text:p text:style-name="P1"><text:span text:style-name="T1">&lt;h1&gt;</text:span><text:span text:style-name="T3">Búrka</text:span><text:span text:style-name="T1">&lt;/h1&gt;</text:span></text:p>
      <text:p text:style-name="P2"/>
      <text:p text:style-name="P1"><text:span text:style-name="T1">Tie vzácne vtáky, ktoré nazývame morkami a ktorých mäso možno vraj pripraviť na devätoraký spôsob, posadol veľký nepokoj. Chodili strápené hore-dolu po dvore, otvárali zobáky, pozerali vozvysok a pišťali splašene ako na poplach. Nepokoj zmocnil sa hneď i kačiek. Stúlili sa do kôpky, tárali medzi sebou nezvyčajne smiešne a pozerali do neba. Hneď husi zagagotali, kotkodákali sliepky a poberali sa do kurínov. Iba svine behali bezstarostne po dvore, prehadzovali nemotorné kačky svojimi rypákmi, prevracali im misky s vodou a rýpali sa v čiernej, kyprej zemi okolo kurínov.</text:span></text:p>
      <text:p text:style-name="P1"><text:span text:style-name="T1">Pišťanie moriek stávalo sa veľmi úzkostlivým, preto som si zaumienil, že sa musím dozvedieť, čoho sa hydina tak desí. Pozeral som spolu s morkami do neba, ale nič mimoriadne som tam nevidel. Nebo čistučké, ďaleké vrchy posypané ružovým peľom zapadajúceho slnka a na blízkych starých vŕbach, ktoré stáli pri Bystrickej vode, prevaľoval sa slabučký vetrík, taký teplý ako dych mladého teliatka.</text:span></text:p>
      <text:p text:style-name="P1"><text:span text:style-name="T1">— Príde búrka! — zvolal starý otec na priedomí, keď sa bol poobzeral po splašenom operenom národe. — Pozatváraj svine a hydinu!</text:span></text:p>
      <text:p text:style-name="P1"><text:soft-page-break/><text:span text:style-name="T1">Schytil som prútenú metlu a zahnal som všetko do chlievov a kurínov. Potom som ostal na dvore pod širokou jabloňou, ktorá sa skláňala ponad chlievy, a nepokojne som počúval rozhovory kačiek a moriek.</text:span></text:p>
      <text:p text:style-name="P1"><text:span text:style-name="T1">Stmilo sa. Hydina odrazu stíchla, iba svine zavše zakvičali; istotne sa borili o kúsok najsuchšieho miesta v chlieve, na ktorom si chceli všetky tri poležať. V diaľke sa ozval dutý úder hromu a južný vietor zadul hrozitánskou silou. Hydina v kurínoch zapišťala.</text:span></text:p>
      <text:p text:style-name="P1"><text:span text:style-name="T1">Starý otec vyšiel a zavolal na mňa:</text:span></text:p>
      <text:p text:style-name="P1"><text:span text:style-name="T1">— Či ho ideš dnuká?! Čože tam postávaš, prediva akási!</text:span></text:p>
      <text:p text:style-name="P1"><text:span text:style-name="T1">Počúvol som. Vošli sme do izby a zasadli sme si pri obloku. Stará mať prichystala hromničnú sviecu. Ak vraj bude veľká búrka, zapáli sviecu a nič sa nám nestane. Ale starý otec sviecu nechcel, že on svetlo nepotrebuje, on sa chce dívať na búrku, lebo on má búrku rád. Nuž stará mať odišla do druhej izby a vzala sviečku so sebou. V izbe sme ostali sami so starým otcom.</text:span></text:p>
      <text:p text:style-name="P1"><text:span text:style-name="T1">Ešte chvíľu bolo ticho, i vietor sa bol utíšil, ale hneď nato začali sa ozývať hromy bližšie, vietor sa znova rozzúril a na šindľovú strechu nášho domu zatrepotali veľké kvapky dažďa.</text:span></text:p>
      <text:p text:style-name="P1"><text:span text:style-name="T1">— Už je tu! — zvolal starý otec.</text:span></text:p>
      <text:p text:style-name="P1"><text:span text:style-name="T1">A v tej chvíli sa tichá dolina premenila na strašné bojište rozpútaných živlov. Hromy trieskali tak husto, že ich nebolo možno spočítať; zem sa otriasala, dolina sa mihotala v žiare hustých bleskov a kusy dreva sa odrážali na našej streche, padajúc do dvora. To drevo ešte pred chvíľou rástlo na brehu Bystrickej vody a teraz, roztrieskané hromom, rozlietalo sa na všetky strany.</text:span></text:p>
      <text:p text:style-name="P1"><text:span text:style-name="T1">V druhej izbe horela hromničná svieca a pri stole kľačala stará mať a modlila sa.</text:span></text:p>
      <text:p text:style-name="P1"><text:span text:style-name="T1">Aká prudká bola búrka, tak chytro sa i pominula. Preletela ako šarkan a odvlečúc oblaky, dovolila mesiacu pozlátiť našu uzučkú dolinu.</text:span></text:p>
      <text:p text:style-name="P1"><text:soft-page-break/><text:span text:style-name="T1">Zasvietil mesiac na pomoknuté stromy a úbočia a jeho strieborné lúče odrazili sa na každom lístočku navlhnutých bylín. Zdalo sa, že to nie je krajina z tohto sveta, ale že je to obraz z rozprávky o zakliatej krajine.</text:span></text:p>
      <text:p text:style-name="P1"><text:span text:style-name="T1">Na ožiarenej jelši zjavil sa malý vtáčik a v tichu najkrajšej noci začal svoju horúcu pieseň, ktorá trilkujúc a šveholiac, poletúvala z kríčka na kríček a zatíchala v ďalekých chotároch Bystrickej doliny.</text:span></text:p>
      <text:p text:style-name="P1"><text:span text:style-name="T1">Bol to jediný slávik našej doliny, ktorý spieval zo všetkých slávikov, čo som kedy počul, najkrajšie.</text:span></text:p>
      <text:p text:style-name="P1"><text:span text:style-name="T1">Zaspali sme a slávik ďalej vrúcne spieval tichej mesačnej noci.</text:span></text:p>
      <text:p text:style-name="P2"/>
      <text:p text:style-name="P2"/>
      <text:p text:style-name="P1"><text:span text:style-name="T1">&lt;h1&gt;</text:span><text:span text:style-name="T3">Ako sme boli po vianočný stromček vo Vlčej</text:span><text:span text:style-name="T1">&lt;/h1&gt;</text:span></text:p>
      <text:p text:style-name="P2"/>
      <text:p text:style-name="P1"><text:span text:style-name="T1">Keď si sa chcel dostať do Vlčej doliny, bolo treba prejsť najprv Roháčovom. A Roháčovo je kopček, porastený z poludňajšej strany húštinou drieňa, liesok a všakového iného krovia. Nad ním sa rozprestiera dlhá rovina Žaltana s tisícami roztratených kriakov borievok, ktoré sú za letného podvečera ako roztúlané a pastierom zabudnuté čierne ovce. Po ľavej strane Žaltana ťahá sa úzka a hlboká Vlčia dolina, ňou pretekajú bystré vody a rozprávajú hukotom svojich vĺn medzi vrchovcami stromov. Rozumieť ich hovoru bolo by vzácnou vecou. Dozvedeli by sme sa, prečo sa dolina volá Vlčou, koľké svorky vlkov v nej žili voľakedy a ako kruto bojovali s ľuďmi za starých časov. Po pravej strane je dolina Šašovská, ktorá sa ťahá na Banskú Bystricu.</text:span></text:p>
      <text:p text:style-name="P1"><text:span text:style-name="T1">Niekoľko dní pred Vianocami v ohromnom snehu, siahajúcom skoro po pás, brodili sme sa hore Roháčovom dvaja: Edo Kosorkin a ja. Nohavice naspodku zviazané špagátom, vo vrecku po kuse chleba a klobásy a pri chlebe ostrý končiar ako britva. A na čo sme boli najviac hrdí, bola stará puška, ktorú niesol Edo </text:span><text:soft-page-break/><text:span text:style-name="T1">prevesenú za remeň na pleci. Odvliekol ju z domu bez vedomia otca, ktorý bol kedysi poľovníkom. Mal do nej i tri náboje a úfal sa, že zastrelí niečo vzácneho a daruje to na Vianoce otcovi, ktorý pre starobu už nemohol chodievať na poľovačku.</text:span></text:p>
      <text:p text:style-name="P1"><text:span text:style-name="T1">— Ej, toto ti je filigránsky čas! — ozval sa Edo, húpajúc snehom do pása. Líca mal červené ako kalina, čiapku stiahnutú hlboko na oči a ruky po lakte vo vreckách kabáta.</text:span></text:p>
      <text:p text:style-name="P1"><text:span text:style-name="T1">Neodpovedal som mu, lebo preziabnutými ústami nebolo možno pohnúť, a ak som ich otvoril, tuhý vietor nasypal mi snehu na jazyk, preto som len zasipel ako had a znova zavrel ústa.</text:span></text:p>
      <text:p text:style-name="P1"><text:span text:style-name="T1">Prejdúc Žaltanom, vošli sme do Vlčej doliny. Nebolo tam ani najmenšieho vánku. Sladká tichosť blúdila v zasnežených smrekoch. Nikde nebolo badať živej duše.</text:span></text:p>
      <text:p text:style-name="P1"><text:span text:style-name="T1">Hľadali sme stromček a mali sme šťastie: v hustej skupine mladých stromov rástla pekná svrčinka, konáriky mala krásne rozdelené a pekný vrcholček. Svrčinku sme zoťali.</text:span></text:p>
      <text:p text:style-name="P1"><text:span text:style-name="T1">Potom sme sa prikrčili k veľkým svrčinám a prežreli sme klobásu i chlieb s náležitou chuťou. I pohovorili sme si o tom, koľko krásnych vecí bude navešaných na tomto našom stromčeku.</text:span></text:p>
      <text:p text:style-name="P3"><text:span text:style-name="T1">Od chrbta nás začalo mraziť, nuž obrátili sme sa tou istou cestou, kade sme prišli. Škoda by bolo pustiť sa prebrodeného chodníčka.</text:span></text:p>
      <text:p text:style-name="P1"><text:span text:style-name="T1">Na pokraji hory privítal nás slabý vetrík. Zdalo sa, že v celej doline niet okrem nás živého tvora. Ale keď sme vykročili z hory, na svahu Vlčej doliny, obrátenom proti nám, zazreli sme povedľa kriaka čosi ako tieň, ktorý akoby sem a ta pohybovala neviditeľná ruka. Popolavý súmrak oslepil nám oči a nemohli sme dovidieť, čo je to. Ale Edo, ktorý bol chodieval s otcom na poľovačky, hneď usúdil, že je to líška a že hľadá myši pod kriakmi.</text:span></text:p>
      <text:p text:style-name="P1"><text:span text:style-name="T1">Zapichli sme teda stromček do snehu, kľakli sme si zaň ako opravdiví poľovníci a Edo vystrelil na tieň jednu guľu.</text:span></text:p>
      <text:p text:style-name="P1"><text:span text:style-name="T1">Tieň sa pohol a divne zatancoval.</text:span></text:p>
      <text:p text:style-name="P1"><text:span text:style-name="T1">Edo vystrelil druhú guľu.</text:span></text:p>
      <text:p text:style-name="P1"><text:soft-page-break/><text:span text:style-name="T1">Tieň akoby bol podskočil a prudko sa zakyvotal. Podľa toho bolo možno usúdiť, že je ranený...</text:span></text:p>
      <text:p text:style-name="P1"><text:span text:style-name="T1">Edo sa stal veľmi nepokojným a nabil pušku treťou guľou. Mieril úzkostlivo a — tresk! Tieň naposledy podskočil a padol. Edo sa vystrel a zakričal:</text:span></text:p>
      <text:p text:style-name="P1"><text:span text:style-name="T1">— Dolu je!</text:span></text:p>
      <text:p text:style-name="P1"><text:span text:style-name="T1">Ani sami sme nevedeli, ako letíme dolu svahom, ako sa štvornožky štveráme na druhý breh Vlčej doliny, rovno k zastrelenej líške. Trápili sme sa myšlienkami, čo urobíme s peniazmi, ktoré za líšku dostaneme. Či si máme kúpiť pekné nožíky, či korčule, alebo knižky na čítanie?</text:span></text:p>
      <text:p text:style-name="P1"><text:span text:style-name="T1">A keď sme už horko-ťažko dobehli na miesto, zastali sme obidvaja ako nemí: miesto líšky ležala tam stará, roztrhaná handra. Kto ju vie, ako sa ta dostala. Možno, že si ju kedysi niekto na čižmu bol okrútil, aby ho neoziabalo, keď išiel do Vlčej na drevo. Možno, že sa mu z čižmy odmotala a šmaril ju do vetra; zachytila sa na kríku, vetrík sa ňou pohrával, aby vyvábil z Edovej búchačky posledné tri náboje...</text:span></text:p>
      <text:p text:style-name="P1"><text:span text:style-name="T1">Pozreli sme s Edom smutne na handru a ešte smutnejšie na seba, potom do súmraku smerom nášho domova a pomaly, z nohy na nohu, rozlúčili sme sa s Vlčou dolinou.</text:span></text:p>
      <text:p text:style-name="P1"><text:span text:style-name="T1">Ďaleko pod Urpínom svetielkovali žiarivé lampy mesta ako hviezdy na nebesiach. Kráčali sme mlčiaci, len sneh chrúpal a šušťal pod našimi húpavými krokmi. V našej dedinke udreli na zvon a on mäkučko ukladal svoje tenušké hlasy po zasnežených poliach. Boli sme na rázcestí a podali sme si ruky...</text:span></text:p>
      <text:p text:style-name="P1"><text:span text:style-name="T1">Bol Dohviezdny večer. Sedeli sme u Kosorkinov pod stromkom z Vlčej hory, ovešaným trblietavou krásou, a rozprávali vždy znova a znova starému Kosorkinovi, ako sme strieľali do líšky vo Vlčej doline.</text:span></text:p>
      <text:p text:style-name="P1"><text:span text:style-name="T1">On sedel vo veľkom starom kresle, pofajčieval z fajky na dlhej trúbeli a dobrácky sa nám usmieval.</text:span></text:p>
      <text:p text:style-name="P2"/>
      <text:p text:style-name="P2"/>
      <text:p text:style-name="P3"><text:soft-page-break/><text:span text:style-name="T1">&lt;h1&gt;</text:span><text:span text:style-name="T3">Poľovačka</text:span><text:span text:style-name="T1">&lt;/h1&gt;</text:span></text:p>
      <text:p text:style-name="P2"/>
      <text:p text:style-name="P1"><text:span text:style-name="T1">Ďaleko od miest, v stolici Zvolenskej, leží neveľká dedina. Je to obec Hrochoť. Utešené hory rozťahujú sa okolo nej široko-ďaleko. Tam na juhozápadnej strane vypína sa končitý vrch Chochuľka a na východe drieme si známa detvianska Poľana.</text:span></text:p>
      <text:p text:style-name="P1"><text:span text:style-name="T1">Na Hrochoti mal som známeho gazdu menom Martin Pleva, ktorý mi raz takýto list napísal:</text:span></text:p>
      <text:p text:style-name="P2"/>
      <text:p text:style-name="P1"><text:span text:style-name="T1">„Milý Ondrej!</text:span></text:p>
      <text:p text:style-name="P1"><text:span text:style-name="T1">Dávam ti vedieť, že ovce dobre doja a žinčica je dosť dobrá. Príď si zapiť, a keď si zapiješ, pôjdeme diviaky ponaháňať, lebo mi ovos hubia. Veľkú skazu mi už narobili. Príď v sobotu večer pod Jelšovskú dolinu, tam ťa budem s koňmi čakať.</text:span></text:p>
      <text:p text:style-name="P1"><text:span text:style-name="T1">Inšie ti nemám čo písať, len ťa ešte pozdravujem.</text:span></text:p>
      <text:p text:style-name="P2"/>
      <text:p text:style-name="P1"><text:span text:style-name="T1">Tvoj gazda Martin Pleva.“</text:span></text:p>
      <text:p text:style-name="P2"/>
      <text:p text:style-name="P1"><text:span text:style-name="T1">Prišla sobota i vybral som sa krížom cez vrchy. Prídem pod Jelšovskú dolinu a tam sa dva kone pasú...</text:span></text:p>
      <text:p text:style-name="P1"><text:span text:style-name="T1">— Hop-hoóp! — zakričal som z plného hrdla, až sa dvanásť ráz v dolinách ozvalo.</text:span></text:p>
      <text:p text:style-name="P1"><text:span text:style-name="T1">— Hop-hop-hoóp! — ozval sa Martin Pleva neďaleko. Tam si hovel v tráve a pofajčieval z fajky.</text:span></text:p>
      <text:p text:style-name="P1"><text:span text:style-name="T1">Sadli sme na kone a pohli sme sa.</text:span></text:p>
      <text:p text:style-name="P1"><text:span text:style-name="T1">Plevova žena ma veľmi vľúdne privítala. Naliala žinčice, položila na stôl hrudu syra i chlieb dobrušký, ražný. Doniesla kusisko domácej slaniny — no, tak som sa cítil ako v nebi!</text:span></text:p>
      <text:p text:style-name="P1"><text:span text:style-name="T1">Pojedli, popili a vykročili sme. Martin Pleva, chlapisko, rodený Hrochoťan, mal oči ani sova. On ma viedol. Videl, kade kráča; ja som len tak za ním a neraz som sa potkol na hrboľatej ceste.</text:span></text:p>
      <text:p text:style-name="P3"><text:soft-page-break/><text:span text:style-name="T1">— Kdeže to, nešťastný Pleva, kärujete? — pýtal som sa ho, keď zabočil do hlbokej doliny, tmavej ani čierna káva.</text:span></text:p>
      <text:p text:style-name="P1"><text:span text:style-name="T1">— Len ty nič nevrav, — odpovedá on. — Prejdeme Hrochoťskou dolinou a už sme na svojom.</text:span></text:p>
      <text:p text:style-name="P1"><text:span text:style-name="T1">Išli sme popri neveľkom potoku. Pleva rozprával, že potok ten je Hučava, lebo rád si zahučí, keď len trocha dažďa spŕchne. Onedlho zabočili sme naľavo, vyšli sme hore úbočím, pomedzi hustú bučinu, a zrazu pred nami veľká tabla ovsa.</text:span></text:p>
      <text:p text:style-name="P1"><text:span text:style-name="T1">— Tak, — hovorí Pleva, — môžeš si vydýchnuť.</text:span></text:p>
      <text:p text:style-name="P1"><text:span text:style-name="T1">Na chvíľu sa vzdialil a vrátil sa s hrdzavou starou búchačkou. Ani muchu by z nej nezastrelil.</text:span></text:p>
      <text:p text:style-name="P1"><text:span text:style-name="T1">— Či by si ty takto vedel streliť? — pýta sa ma Pleva.</text:span></text:p>
      <text:p text:style-name="P1"><text:span text:style-name="T1">— Ako by nie! — odpovedám. — Aj nedávno hen na Ostrom vrchu zacielil som si na zajaca, ale len tak palicou, lebo pušky som nemal.</text:span></text:p>
      <text:p text:style-name="P1"><text:span text:style-name="T1">Pleva pokrútil hlavou a hovorí:</text:span></text:p>
      <text:p text:style-name="P1"><text:span text:style-name="T1">— Dajsamisvete, palicou strieľať. Streľ si z pušky, ako sa patrí, a skoľ mi diviaka, potom budeš chlap! Ja nemôžem, na moj dušu nie! Ruky sa mi trasú ani trasorítka...</text:span></text:p>
      <text:p text:style-name="P1"><text:span text:style-name="T1">A ja mu vravím:</text:span></text:p>
      <text:p text:style-name="P1"><text:span text:style-name="T1">— Diviaka? To už hej! Dajte pušku a zaveďte ma k nemu!</text:span></text:p>
      <text:p text:style-name="P1"><text:span text:style-name="T1">Dal mi Pleva pušku a viedol ma po okraji hory. Neprestajne pozeral na stromy a šomral si čosi popod nos. A keď sme prišli k veľkému bukovému sucháru, zahvizdol od radosti a vyštveral sa naň. Bol to víchricou od poly odlomený strom, už povážlivo nahnitý.</text:span></text:p>
      <text:p text:style-name="P1"><text:span text:style-name="T1">Vyškriabal som sa za Plevom a tam sme sa vysoko nad zemou na okyptených konároch dosť pohodlne usadili.</text:span></text:p>
      <text:p text:style-name="P1"><text:span text:style-name="T1">— Počkáme, — šepká mi Pleva. — Čochvíľa vyjde mesiac, potom sa budeš dívať: ovos sa ti bude len tak kolísať, diviakov ani hmly. Len ti budú vytŕčať hlavy — zavše jeden, zasa druhý. Potom pomaličky namieriš a daj mu, čo mu patrí! Na moj dušu, ak ho trafíš, dám ti barana!</text:span></text:p>
      <text:p text:style-name="P1"><text:soft-page-break/><text:span text:style-name="T1">— A veruže ho trafím, — šepcem zasa ja gazdovi Plevovi. — Len o to ide, ako ho domov odvlečieme...</text:span></text:p>
      <text:p text:style-name="P1"><text:span text:style-name="T1">Pleva hodil rukou:</text:span></text:p>
      <text:p text:style-name="P1"><text:span text:style-name="T1">— Bagateľ!</text:span></text:p>
      <text:p text:style-name="P1"><text:span text:style-name="T1">Potom sme už čušali, akoby nám ústa zapchal. Ja som sa neopovážil ani poriadne dýchať, len tak bojazlivo som vypúšťal paru.</text:span></text:p>
      <text:p text:style-name="P1"><text:span text:style-name="T1">Čakáme — nič. Ešte čakáme — mesiac ako pozlátený postruhník vykukol na nás spoza hory. A vidíme: hýbe sa ovos, ani keby vetry po ňom tancovali...</text:span></text:p>
      <text:p text:style-name="P1"><text:span text:style-name="T1">— Tu sú, tu sú! — šepoce mi Martin Pleva.</text:span></text:p>
      <text:p text:style-name="P1"><text:span text:style-name="T1">Dvíham pušku k oku a čakám, kedy vystrčí diviak svoju strašnú hlavu z ovsa. Pleva sa netrpezlivo hniezdi. A tu, akoby hrom udrel, zapraští náš suchár a my — hybaj! Len nás tak vyťalo dolu na pažiť.</text:span></text:p>
      <text:p text:style-name="P1"><text:span text:style-name="T1">Udrel som sa na chrbát a nemohol som dýchať. Dvíha ma Martin Pleva a hreší:</text:span></text:p>
      <text:p text:style-name="P1"><text:span text:style-name="T1">— Ťaj, bodaj ho čerti drali! Diviak ti je ta-tam! A ako som sa len udrel, rovno na mastný koštiaľ...</text:span></text:p>
      <text:p text:style-name="P1"><text:span text:style-name="T1">Oprobujeme, či máme kosti v poriadku, a poď domov, smutní a nevádzaní.</text:span></text:p>
      <text:p text:style-name="P2"/>
      <text:p text:style-name="P2"/>
      <text:p text:style-name="P1"><text:span text:style-name="T1">&lt;h1&gt;</text:span><text:span text:style-name="T3">Medveď spod Pavelcova</text:span><text:span text:style-name="T1">&lt;/h1&gt;</text:span></text:p>
      <text:p text:style-name="P2"/>
      <text:p text:style-name="P1"><text:span text:style-name="T1">Kade sa obzrieš, všade len hora a hora. Mladá dorastá na tom mieste, kde kedysi storočné stromy stáli. Prišli harmanskí rubači, postínali ich a ženičky nasadili tam malé stromky z horárskej škôlky. Nasadili ich husto, aby nebolo veľa prázdnych priestorov, keby sa niektoré z nich neujali. Ale čierna horská zem, hnojená ihličím a padnutými haluzami stromov, dožičí obživy každej jedlici, svrčine i borovici. Preto hustá je sihlina, taká hustá, ani by si sa ňou nepreštveral.</text:span></text:p>
      <text:p text:style-name="P1"><text:soft-page-break/><text:span text:style-name="T1">Pred Vianocami prídu chlapi od mesta, povytínajú niektoré stromce a odvezú ich. Tam v meste, na rínku, budú ich predávať mešťanom, aby si ich ovešali okrasami. Horička takto preriedená porastie, rozpne sa a zmohutnie.</text:span></text:p>
      <text:p text:style-name="P1"><text:span text:style-name="T1">Povedľa mladiny tíško si drieme stará hora. Vysoké jedle zo severnej strany porástli machom. Mach nemiluje slnko a skrýva sa v zápačí, na tej strane stromov, na ktorú slnko najmenej pozerá. Machnatá vrstvička na jedli je ako bundička. Hreje jedľu od severu, aby mohla v zime pokojne spať.</text:span></text:p>
      <text:p text:style-name="P1"><text:span text:style-name="T1">Stará hora čaká, kedy prídu rubači, ktorí postínajú a rozkálajú jej ozrutné jedle a splavia ich do mesta dolu Bystrickou vodou, aby mešťania cez zimu nepomrzli.</text:span></text:p>
      <text:p text:style-name="P1"><text:span text:style-name="T1">Opodiaľ stojí zasa hora buková, stará buková hora. I ju čaká ten istý osud ako jej sestru, tmavú jedľovú horu...</text:span></text:p>
      <text:p text:style-name="P2"/>
      <text:p text:style-name="P1"><text:span text:style-name="T1">Raz v predjeseni, keď už slivky začínali tmavieť a rodením ustaté stromy spúšťali konáre až k zemi, zjavili sa štyridsiati rubači na úpätí jedľovej hory. Mišo Strmeň, vysoký a mocný chlap, rozkázal stavať kolibu a hneď sa chytil i sám do roboty. Postínali tenšie stromce, okliesnili a poroztínali ich. Potom podkopali briežok a na urovnanom štvorci postavili mocnú kolibu. V nej budú bývať, kým horu nezotnú a nezavíta biela zima.</text:span></text:p>
      <text:p text:style-name="P1"><text:span text:style-name="T1">Prvý deň prešiel potíšku, keď sa bol okúpal v zlatej žiare slnka a — stmilo sa. Chlapi založili v kolibe oheň, navarili štiarcu\footnote{Jedlo z múky a zemiakov.} a večerali. Potom si políhali okolo ohniska. Ako usínal oheň, usínali aj oni, ustatí po namáhavej dennej robote.</text:span></text:p>
      <text:p text:style-name="P1"><text:span text:style-name="T1">Okolo polnoci dovliekol sa do koliby človek a zvolal:</text:span></text:p>
      <text:p text:style-name="P1"><text:span text:style-name="T1">— Rubači, ratujte ma, lebo zahyniem!...</text:span></text:p>
      <text:p text:style-name="P1"><text:span text:style-name="T1">Poskákali rubači na rovné nohy, hodili triesok na oheň a tak posvietili hosťovi do tváre. A vtedy videli, že je to rubač Ondrej Jašík, o ktorom ani nevedeli, že ho v kolibe niet. On to </text:span><text:soft-page-break/><text:span text:style-name="T1">bol, Jašík z Harmanskej doliny. Mal poškriabanú a zakrvavenú tvár.</text:span></text:p>
      <text:p text:style-name="P1"><text:span text:style-name="T1">Poumývali ho a obviazali, aby nekrvácal. Uložili ho na priči, aby si odpočinul a rozpovedal, čo sa mu prihodilo.</text:span></text:p>
      <text:p text:style-name="P1"><text:span text:style-name="T1">— Takto vám to bolo, — začal Jašík. — Vybral som sa ešte pred večerom, že vybehnem pohľadať pod Pavelcovo tisinku\footnote{Vzácny ihličnatý strom. Rastie vo vysokých polohách na skalnatej pôde. Hojne sa vyskytuje v horách Veľkej Fatry. Jeho drevo je ťažké, hutné, červenkavé a v priereze krásne pruhované. Vyrábajú z neho ozdobné predmety.}. A keď som došiel k húštine kosodreviny nad Čertovým vrchom, slnko práve zapadalo. V hustej kosodrevine nemáte chodníka. Sú tam iba nízke, dlhočizné a pokrútené tunely, vyšliapané medveďmi. ‚Len aby som ho takto nestretol...‘ myslím si. Veď som mal pri sebe iba malú sekerku. A len čo urobím štvornožky niekoľko krokov, tu sa mi zjaví ozruta pred očami: medvedica ako chalupa! Chcel som sa vrátiť, ale už nebolo kedy... Postavila sa na zadné nohy, zarevala ako diabol a — bác ma labou po hlave! Čo bolo potom, nepamätám sa. Iba toľko viem, že som sa precítil, keď mi rosa sadla na tvár. Ešte dobre, že som mal na hlave baranicu, inak by ma bola zadrapila do kosti! Veru tak, kamaráti; toľko krvi som stratil, že som sa ledva sem dovliekol... Rubači sa smiali a dopaľovali Jašíka:</text:span></text:p>
      <text:p text:style-name="P1"><text:span text:style-name="T1">— Prečo si sa jej nepozdravil? Dobre ti tak!</text:span></text:p>
      <text:p text:style-name="P1"><text:span text:style-name="T1">— Bola to, ako hovorím, samica, ktorá tam má istotne mláďatá. Preto sa tak nasrdila, že sa tade potĺkam, — povedal Jašík.</text:span></text:p>
      <text:p text:style-name="P1"><text:span text:style-name="T1">Na to sa ohlásil Strmeň:</text:span></text:p>
      <text:p text:style-name="P1"><text:span text:style-name="T1">— Ak je tak, môžeme sa vybrať navštíviť ich...</text:span></text:p>
      <text:p text:style-name="P1"><text:span text:style-name="T1">— Pôjdeme, pôjdeme! — prisviedčali chlapi a líhali si každý na svoje miesto.</text:span></text:p>
      <text:p text:style-name="P1"><text:span text:style-name="T1">O chvíľu bolo počuť už iba pravidelné dýchanie hôrnych chlapov a hukotanie potoka poniže koliby.</text:span></text:p>
      <text:p text:style-name="P1"><text:soft-page-break/><text:span text:style-name="T1">Medveď vraj patrí hore, a nie človeku. Ani oni, rubači, nemyslia na to. Idú, idú po chodníku a dlhé žŕdky nesú. Každý z nich má na opasku ešte aj ostrú sekeru...</text:span></text:p>
      <text:p text:style-name="P1"><text:span text:style-name="T1">Okolo kosodreviny sa rozpŕchli a Strmeň zvolal:</text:span></text:p>
      <text:p text:style-name="P1"><text:span text:style-name="T1">— Kto si ho chytí, toho bude!</text:span></text:p>
      <text:p text:style-name="P1"><text:span text:style-name="T1">Potom pokrikovali, štúrali žŕdkami do kosodreviny. Takto chceli vyplašiť medvede z hustého krovia.</text:span></text:p>
      <text:p text:style-name="P1"><text:span text:style-name="T1">Chvíľku sa tak zdalo, že v kosodrevine ničoho niet. Ticho bolo, nič sa nehýbalo. Ale keď Mišo Strmeň odrazu odhodil svoju žrď a skočil do húštiny, z krovia sa ozvalo ako nariekanie starého človeka a na to radostné Strmeňovo mrmlanie.</text:span></text:p>
      <text:p text:style-name="P1"><text:span text:style-name="T1">Všetci stíchli a striehli, čo teraz bude... Tu vyskočil Mišo Strmeň na lúčinu s malým, bucľatým medvedíkom v náručí. Stískal ho ako malé dieťa a volal na rubačov:</text:span></text:p>
      <text:p text:style-name="P1"><text:span text:style-name="T1">— Do radu sa, husto do radu a pracme sa odtiaľto! Musíte ma kryť, lebo zle pochodíme, ak sa vráti stará... Istotne si šla pohľadať niečo pod zuby. Mali sme veľké šťastie...</text:span></text:p>
      <text:p text:style-name="P1"><text:span text:style-name="T1">Rubači utvorili okolo Strmeňa obruč a spúšťali sa s ním dolu vrchom.</text:span></text:p>
      <text:p text:style-name="P1"><text:span text:style-name="T1">— Je tam ešte jedno, trochu väčšie ako toto, — rozprával Strmeň, ukazujúc medvedíka, — ale mi ušlo a skrylo sa v húšťave. Necháme ho na pokoji, lebo nehodno sa pri takýchto veciach dlho zabávať... Môže sa ti natrafiť samica a potom by sme sa museli len postaviť chrbtami dokopy a odrážať ju žŕdkami. No a keby bolo treba, potom ju aj sekerou začiahnuť... To vám je nie do smiechu, keď sa taká samica nasrdí. Pamätám sa, bolo to pred rokmi v kremnických horách: odňali sme medvedici mláďatá, ale nemohli sme sa od nej oslobodiť. Vytrhávala zo zeme skaly, až sa gúľali na nás dolu vrchom; vyvaľovala suché pne, ba chvíľami doskočila i k nám a zubami drvila konce našich žŕdok. Ledva sme sa dostali do koliby pri dobrom zdraví...</text:span></text:p>
      <text:p text:style-name="P1"><text:span text:style-name="T1">A Jašík, ktorý bol ešte nahnevaný, že ho medvedica onehdy tak zaškrabla, len zavše prerušil Strmeňa:</text:span></text:p>
      <text:p text:style-name="P1"><text:soft-page-break/><text:span text:style-name="T1">— Ba škoda, že sme ju nestretli! Bol by som jej odplatil, čo mi nedávno požičala...</text:span></text:p>
      <text:p text:style-name="P1"><text:span text:style-name="T1">Pri takýchto rozhovoroch dostali sa šťastlivo ku kolibe a že bola nedeľa, pozaväzovali svoje batohy a spustili sa povedľa potoka do dediny. Strmeň zakrútil medvedíka do kabanice a celou cestou sa mu tíško prihováral.</text:span></text:p>
      <text:p text:style-name="P1"><text:span text:style-name="T1">Keď sa medvedica vrátila, slnko už stálo vysoko na nebi. Akoby bola tušila, čo sa stalo: zastala na pokraji kosodreviny, naježila srsť a načúvala. Všade cítila pach človeka, najdravšieho nepriateľa hôr. Všade boli stopy po krpcoch harmanských rubačov. Medvedica zamumlala. A keď sa v kosodrevine pohli a zašelestili halúzky a sprašťali tenké konáriky pod labkami jej mláďaťa, skočila k nemu radostne, oňuchala ho a láskavo otierala oň svoju chlpatú hlavu.</text:span></text:p>
      <text:p text:style-name="P1"><text:span text:style-name="T1">Ale i tam bol pach človeka, i tam boli šľapaje, stopy po Strmeňových krpcoch. Oňuchala ich, poobzerala sa po húštine a pohla sa hľadať svoje druhé mláďa. Hľadala a hľadala a malé medvieďa motkalo sa za ňou. Presliedila každý ker. Vyšliapala nové chodníky v hustej spleti kosodreviny, a keď ho nenašla, vrátila sa s druhým mláďaťom do hniezda, ktoré si bola vystlala vlastnou srsťou. Tam si ľahli a stúlili sa k sebe.</text:span></text:p>
      <text:p text:style-name="P1"><text:span text:style-name="T1">Takto preležali do večera, kým prišiel k nim odrastený mladý medveď gaštanovej farby. Bol tiež jej mláďaťom, len ešte nie celkom dospelým, preto sa pridŕžal svojej matky. A keď sa stmilo, vyšli spoločne z húštiny kosodreviny a pustili sa po stopách.</text:span></text:p>
      <text:p text:style-name="P1"><text:span text:style-name="T1">Noc bola veľmi tmavá, spali stromy i vtáčatá. Medvede spúšťali sa ku kolibe harmanských rubačov.</text:span></text:p>
      <text:p text:style-name="P1"><text:span text:style-name="T1">Poobzerali kolibu, oňuchali a zasa šli ďalej po stopách, ktoré viedli k dedine.</text:span></text:p>
      <text:p text:style-name="P1"><text:span text:style-name="T1">Tak asi o polnoci priblížili sa k malému domu na pokraji dediny. Chlpatý pes, uviazaný na reťazi, stiahol sa do búdy a začal bláznivo štekať a nariekať v predtuche veľkého nebezpečenstva.</text:span></text:p>
      <text:p text:style-name="P1"><text:soft-page-break/><text:span text:style-name="T1">Mladý medveď sa nasrdil, skočil na psiu búdu a jediným úderom ju roztrieskal. Kudloš sa veľmi naľakal, vyskočil z búdy, odtrhol sa z reťaze a šialene ďavkajúc, ozlomkrky zutekal do sveta.</text:span></text:p>
      <text:p text:style-name="P1"><text:span text:style-name="T1">Medvede preňuchali dvor, akoby hľadali na ňom pach ukradnutého mláďaťa. Ale okrem psieho a ľudského pachu iného tam badať nebolo. Pobrali sa o dom ďalej.</text:span></text:p>
      <text:p text:style-name="P1"><text:span text:style-name="T1">Obopínala ho veľká záhrada, v nej plno stromov obťažkaných ovocím čakalo na ruky hospodára, ktorý by ich zbavil tejto sladkej ťarchy.</text:span></text:p>
      <text:p text:style-name="P1"><text:span text:style-name="T1">Medveď, mrcha hospodár, vyštveral sa na slivku, rozkolísal sa a zlomil celú korunu, aby mohla ovocie obhrýzať celá rodina pohodlne zo zeme. Takto tam zahubili tri mladé slivky, z ktorých už nikdy stromy nebudú.</text:span></text:p>
      <text:p text:style-name="P1"><text:span text:style-name="T1">Keď sa takto občerstvili, zasa preňuchali dvor. Nijaký iný, iba človečí a kozí pach rozprestieral sa po ňom...</text:span></text:p>
      <text:p text:style-name="P1"><text:span text:style-name="T1">Odrazu kdesi zamékalo kozľa v smrteľnej úzkosti. Akiste zacítilo zápach, ktorý mu nič dobrého neveštil. Mekot zaznieval od stajne.</text:span></text:p>
      <text:p text:style-name="P1"><text:span text:style-name="T1">Medveď skočil na dvere stajne, vyvalil ich a kozľa naposledy zajačalo... O chvíľu ho už v zuboch odnášal záhradou.</text:span></text:p>
      <text:p text:style-name="P1"><text:span text:style-name="T1">Ešte by — možno — boli šli aj po iných dvoroch a boli by hľadali medvieďa, ale Kudloš z prvého domu, ktorý sa bol odtrhol z reťaze a tak ušiel istej smrti, pobehúval celou dedinou a štekal na poplach plným hrtanom. Temer zo všetkých dvorov povybehúvali psi, veľkí i malí. Hneď ich bolo šesť, hneď desať, dvanásť, štrnásť a celá táto svorka schytila sa za splašeným Kudlošom.</text:span></text:p>
      <text:p text:style-name="P1"><text:span text:style-name="T1">Najprv utekali k domu jeho gazdu, a potom po stopách medveďov do záhrady druhého domu.</text:span></text:p>
      <text:p text:style-name="P1"><text:span text:style-name="T1">Dobehli práve, keď medvedia rodina opúšťala záhradu a poberala sa k tretiemu domu.</text:span></text:p>
      <text:p text:style-name="P1"><text:span text:style-name="T1">Zaštekala svorka psov, obkľúčila medvediu rodinu a dojedala do nej. Niektorý smelší pes odskočil k medveďom od chrbta </text:span><text:soft-page-break/><text:span text:style-name="T1">celkom blízko, vycieral zuby a hrozivo vrčal. Ale keď sa medvedica alebo mladý medveď obrátili, pes odskočil ako strela a nebolo ho.</text:span></text:p>
      <text:p text:style-name="P1"><text:span text:style-name="T1">Medveď sa rozzúril a bol by chcel ovaliť labou aspoň jedného z nich, ale pes zakaždým obratne odskočil a medveď udrel labou do povetria. Niekoľko ráz položil i kozľa na zem, skočil za psami to napravo, to naľavo, ale ani to nepomáhalo. Psi v tej chvíli utvorili väčšiu obruč, aby ju hneď zasa zúžili. Preto bolo celkom na mieste, že medvedica, ktorá sa obávala o svoje mláďa, chytila ho opatrne zubami za kožu a zamierila k horám. Medveď s ukoristeným kozľaťom hompáľal sa za ňou a len chvíľami sa obrátil, keď ho bezočiví psi šteklili už na labe.</text:span></text:p>
      <text:p text:style-name="P1"><text:span text:style-name="T1">Mrcha to bolo cestovanie. Psi vyprevádzali medvede až do tretieho chotára a len vtedy sa vrátili, keď im prišlo putovať na strmý skalnatý breh, z ktorého sa začali gúľať priamo medzi psov skaly, uvoľnené labami medveďov.</text:span></text:p>
      <text:p text:style-name="P1"><text:span text:style-name="T1">Bola to prvá a ostatná výprava starej medvedice do dediny Harmančanov. Od tých čias nebolo o nej ani slychu; odsťahovala sa do iného kraja, do tmavších a pokojnejších hôr.</text:span></text:p>
      <text:p text:style-name="P2"/>
      <text:p text:style-name="P1"><text:span text:style-name="T1">Kým medvedík dorastal, opŕchali listy stromov a šuchotavá jeseň prechádzala dolinami. A keď už len bučky a hraby pokyvovali svojím lístím v hučiacom jesennom vetre a rozplakalo sa nebo desaťdňovým dažďom nad spustnutým krajom, utiahli sa rubači do svojej dediny. Potom zamrzla zem a zosypal sa prvý sniežik.</text:span></text:p>
      <text:p text:style-name="P1"><text:span text:style-name="T1">Mišo Strmeň sedel vo svojej izbe na drevenom koníku a oberučným nožom vyrezával šindle. To bola jeho zvyčajná robota cez zimu. A mladý medveď, ktorého pomenoval Matejom, váľal sa pri peci na starom kožuchu a ťažko odfukoval. Gazdiná, Strmeňova žena, ho dobre nachovala. Od lenivosti ledva sa dotiahol k peci, prevalil sa, zaspal a viacej sa o svet nestaral.</text:span></text:p>
      <text:p text:style-name="P1"><text:soft-page-break/><text:span text:style-name="T1">Ale keď odchádzala Strmeňova žena do dediny a otvorila dvere, prešmykol sa nimi do izby neveľký pes hladkej, čierno-bielej srsti. Bol to Strmeňovie Taro, múdry a dobromyseľný strážca domu. Bol to pes, ktorý strážil všetko, čo bolo v dome a k domu patrilo, iba cudzincov nemal rád. I teraz figliarsky kukol na Mateja. S ním sa hneď vtedy bol spriatelil, keď ho gazda Strmeň doniesol z hory. Žmurkol naň, vyplazil jazyk a bolo vidieť, že sa usmieva. Potom zastrihal ušami, žartovne zavrčal a skočil na Mateja.</text:span></text:p>
      <text:p text:style-name="P1"><text:span text:style-name="T1">Matej sa naľakal. Iste sa mu niečo strašné snívalo. Vyhodil sa z kožucha, akoby ho boli vystrelili, a utekal pod posteľ. Tara to očividne rozveselilo; prilepil sa k zemi, špehoval, čo Matej pod posteľou robí, veselo zaštekal a plazil sa po bruchu k posteli. A Matej, keď sa zo spánku precítil a videl pred sebou veselého Tara, hneď bol hotový šantiť s ním po izbe. Najprv vystrčil spod postele labu a žartovne zadrapil Tara po ňucháči; Taro sa prevalil na chrbát a tiež ho labkami oflinkoval. Hneď sa vychytili po izbe, behali sem a ta — raz Matej pred Tarom, zase Taro pred Matejom. Až keď Matej, nedívajúc sa pred seba, búšil sa do gazdovho sedadla a gazdu prevalil, bolo po šantení. Strmeň odpásal remeň, po jednej im prisolil a dvaja priatelia stiahli sa do hŕbky pod posteľou a odtiaľ kukali na gazdu, či sa ešte hnevá.</text:span></text:p>
      <text:p text:style-name="P1"><text:span text:style-name="T1">Takto žili Matej a Taro cez celú zimu, kým Strmeň premýšľal, čo s Matejom urobiť. Matej potrebuje jedla za troch chlapov; z čoho ho on, chudobný drevorubač, bude živiť? Akokoľvek ho rád mal, jednako ľutoval, že ho odňal materi a nenechal v hore. I rozhodol sa, že ho ešte do leta pochová, a potom, ak sa netrafí dobrý kupec, podaruje ho niektorému polesnému v meste.</text:span></text:p>
      <text:p text:style-name="P1"><text:span text:style-name="T1">Ešte niekoľko viazaníc šindľov vystrúhal Mišo Strmeň a bol koniec zimy. Slnko zastalo vyššie na nebi a tenké potôčky čurčali po strmých brehoch do doliny. Zjavili sa kde-tu i kopnaté briežky a prvé fialky zadýchali vôňou.</text:span></text:p>
      <text:p text:style-name="P1"><text:soft-page-break/><text:span text:style-name="T1">Čurčali potôčiky, padali do nížin a strácali sa v skalnatom koryte Bystrickej vody. Potok za potôčikom väčší a väčší, čistý i mútny. A keď už vrchy celkom okopneli, spievala Bystrická voda o zlatej jari. Spievala o tom, že zima netrvá večne. Preletia oblaky krajom a slnko zasvieti. Usmeje sa na bielu tvár zimy a tak ju odvábi.</text:span></text:p>
      <text:p text:style-name="P1"><text:span text:style-name="T1">Čurčali potôčiky, spievala Bystrická voda, a keď už v nesmiernej radosti vybehnúť chcela z brehov, pohli sa harmanskí rubači k horám. Štyridsať rubačov a Mišo Strmeň medzi nimi.</text:span></text:p>
      <text:p text:style-name="P1"><text:span text:style-name="T1">Zastali pod horou, ohňa si nakládli a dlhé žľaby stavali. A keď jarný podvečer na tenkých vetvičkách jedličiek zaklopal, keď sa červená žiara zjavila nad horou a slnko zapadlo, žľab bol hotový. Ťahal sa od Bystrickej vody na vysoký vrch.</text:span></text:p>
      <text:p text:style-name="P1"><text:span text:style-name="T1">A ráno mali zas inakšiu robotu: potôčik, čo sa dolu vrchom ponáhľal, narazili do žľabu. Postavili sa do radu medzi žľabom a siahovicou, pekne poukladanou, ktorú predošlého roku boli nachystali, a začali si podávať polená z ruky do ruky. Chlap, čo stál pri žľabe, ukladal ich doň, vodička ich strhávala a rýchlosťou strely niesla nadol. Dolný koniec žľabu bol nahor zahnutý, preto polená veľkým oblúkom skákali do Bystrickej vody.</text:span></text:p>
      <text:p text:style-name="P1"><text:span text:style-name="T1">Pozdĺž Bystrickej vody staručkí rubači postávali s hákmi v rukách. Pohýnali drevo, ktoré sa miestami na kameňoch zachytilo. Kedysi aj oni boli mladí, aj oni stínali hory a splavovali drevo dolu žľabom. Ale teraz nemôžu do vrchov; niet sily a prsia ťažko dýchajú...</text:span></text:p>
      <text:p text:style-name="P1"><text:span text:style-name="T1">A mnoho bolo starých rubačov pozdĺž vody. Blyšťali sa jedľové polená na vode bielym leskom a rýchlo plávali. Medzi nimi bukové, tmavožlté a matné, plávali pomalšie. Keď sa niekde zastavili na koreni stromu, o ktorý narážal prúd, zvolávali sa starí rubači dlhým zahvizdnutím, aby spoločnými silami preborili hrádzu z polien. Vtedy sa polená s veľkým hrmotom pohli ďalej a uvoľnili cestu tým, čo voda niesla za nimi.</text:span></text:p>
      <text:p text:style-name="P1"><text:soft-page-break/><text:span text:style-name="T1">Miestami, kde sa Bystrická voda rozdvojovala, postavené boli hrable z mocných kolov a na každých hrabliach bol chlap s hákom, ktorý ich z času na čas očisťoval od veľkého návalu dreva.</text:span></text:p>
      <text:p text:style-name="P1"><text:span text:style-name="T1">Takto sa plavilo drevo až k samému mestu. Tam ho už čakala iná skupina harmanských rubačov, ktorí predošlého roku tiež kdesi v horách drevo chystali. Teraz niektorí odrážali vodu s drevom do úzkeho kanála, ktorý viedol cez ploché lúčky a zapravený bol hrabľami. Bolo tam viac dreva ako vody. Iní zas krátkymi hákmi vyťahovali polená z kanála, vyhadzovali ich na lúčku; iní ich odvážali na kárach a ostatní ukladali.</text:span></text:p>
      <text:p text:style-name="P1"><text:span text:style-name="T1">Takto sa splavilo drevo ľahko a lacno. Nebolo treba platiť furmanku a nebolo treba najímať mnoho ľudí. Voda, mocná a večne tečúca voda, vykonala prácu za stotisíce konských síl...</text:span></text:p>
      <text:p text:style-name="P1"><text:span text:style-name="T1">Stalo sa, že prišiel do blízkeho mesta cirkus, čo mal ťavy i slony, levy i medvede. Keď sa cirkusníci dozvedeli, že drevorubač Mišo Strmeň má mladého medveďa, sadli na koč, pošibali kone a uháňali do Harmanskej doliny. Za nimi šli traja chlapi s vozom, na ktorom bola veľká železná klietka. Darmo ich Taro nechcel vpustiť do Strmeňovie dvora, pošibali ho bičom, zahnali ku kurínom, kde on v planej predtuche nepokojne obskakoval a hromžil na dotieravcov svojou psou rečou.</text:span></text:p>
      <text:p text:style-name="P1"><text:span text:style-name="T1">Vošli cirkusníci aj traja chlapi do izby a netrvalo dlho, vyvliekli Mateja na dvor, hneď zasa na voz a vsotili ho tam do veľkej železnej klietky. A na stole u Strmeňov ležalo novučičkých sto zlatých, ktoré Strmeňovej žene vyplatili za Mateja.</text:span></text:p>
      <text:p text:style-name="P1"><text:span text:style-name="T1">Rozčertil sa Taro, keď pochopil, čo sa tu stalo. Nedbal už na to, že ho zatínajú bičmi pomedzi oči, tlčú poriskami, rútil sa na nich ako slepý. Darmo ho utišovala i jeho gazdiná, Strmeňová, ktorá práve vyšla z izby; on nič nepočul ani nevidel. Videl iba neznámych zlodejov, čo odnášajú Mateja.</text:span></text:p>
      <text:p text:style-name="P1"><text:span text:style-name="T1">Poskákali cirkusníci na voz a pohli sa. Za nimi pohol sa i voz s Matejom. A Taro utekal, ako mu nohy stačili, za nimi, </text:span><text:soft-page-break/><text:span text:style-name="T1">ďaleko dolu dolinou. Necítil ani, že mu chlapi ďasná dokrvavili, ako ho chvíľami zasiahli bičom, len utekal, utekal, hoci už ani štekať nevládal.</text:span></text:p>
      <text:p text:style-name="P1"><text:span text:style-name="T1">V susednej dedine vyskočili z dvorov veľkí psi, zastali Tarovi cestu a vysileného, ustatého pohrýzli ho na šiji a na ušiach. Padol Taro do jarku a ťažko oddychoval. V blízkej zákrute zmizol voz s Matejom a nepriateľskí psi, keď videli, že sa Taro proti nim nebráni, vrátili sa do svojich dvorov. Taro sa vyštveral z jarku a pomaly, ako chorý tvor, vybral sa na spiatočnú cestu domov.</text:span></text:p>
      <text:p text:style-name="P1"><text:span text:style-name="T1">Po Bystrickej vode, povedľa ktorej viedla jeho cesta, plávali žlté i biele polená ako inokedy a okolo nej starí drevorubači postávali. Volali na Tara, prihovárali sa mu, lebo ho poznali. Ale on ani chvostom nezakýval, ani sa neusmial, ako to mal v obyčaji, len hľadel pred seba a vliekol sa z nohy na nohu ďalej. Tak sa rozlúčil s Matejom.</text:span></text:p>
      <text:p text:style-name="P1"><text:span text:style-name="T1">Za pekných nocí, mesačných a tichých, všetci psi v dedine alebo pokojne spali, alebo veselo šantili, iba Taro zavýjal raz na hviezdy, raz na mesiac. Chvíľami i zaspal. Možno sa mu snívalo, že šantí s Matejom po dvore, že šklbe Mateja za ucho, púšťa sa dvorom do behu a nešikovný Matej za ním. Taro križľuje zboka nabok, obehúva veľké kolo, obráti sa, Mateja preskočí a tak mu vždy ujde, keď mu Matej chce labkou po ňucháči pretiahnuť. Sliepky a kačky cválajú pred nimi ako najaté, len im tak perie fŕka; trepocú krídlami a zdesene škrečia. A teraz zahrkocú vozy... Taro vyskočí. Zdá sa mu, že prichádzajú chlapi so železnou klietkou... Poobzerá sa, vidí, že je sám... Zdvihne nos dohora, zadíva sa na mesiac, zdĺhavo zavýja...</text:span></text:p>
      <text:p text:style-name="P1"><text:span text:style-name="T1">Doviezli Mateja do mesta. Postáva tam mnoho ľudí, hmýria sa po uliciach a naň sa obzerajú. Chodia tam i psi, všakoví, veľkí ako on, i malí ako mačiatka, hladkí ako Taro, i chlpatí ako starý kožuch, na ktorom u Strmeňov pri peci bol spával, ale Tara nikde nevidieť.</text:span></text:p>
      <text:p text:style-name="P1"><text:soft-page-break/><text:span text:style-name="T1">Prebehnú mestom, zastanú pri veľkom stane. To je cirkus, na jeho prostriedku je veľké ohradené kolo, arénou nazvané, mäkkou rezinou vysypané. Okolo kola mnoho, mnoho stoličiek a lavíc až po samé plachty stanu. Po večierkoch schádzajú sa sem ľudia, posadajú si okolo arény a čakajú na predstavenie. Na arénu vystupujú ľudia, ktorí ukazujú svetu svoju obratnosť a silu.</text:span></text:p>
      <text:p text:style-name="P1"><text:span text:style-name="T1">Pri cirkuse je zverinec, v ňom je mnoho zverov zo všetkých krajov sveta. Týchto zas krotitelia vyvádzajú na arénu a predstavujú obecenstvu, ako ich ľudská ruka skrotila a pokorila.</text:span></text:p>
      <text:p text:style-name="P1"><text:span text:style-name="T1">Schytia chlapi Mateja i s klietkou, zavlečú ho do zverinca a uložia ho povedľa klietok veľmi divných a strašných tvorov. Matej je iste rád, že je v klietke, lebo srsť sa mu ježí od strachu, keď zvery v susedných klietkach zarevú. Nikdy on také zvery nevidel. Majú ohromné hlavy, svietiace oči, strašné zubiská, mocné a ostré driapy ako nože a husté hrivy na šijách. Nebodaj, keby sa tak k nemu dostali, iste by z neho nič nezostalo... A veru zle by bolo s Matejom, lebo jeho susedmi boli levy, ktoré by si možno vedeli poradiť i so starým medveďom.</text:span></text:p>
      <text:p text:style-name="P1"><text:span text:style-name="T1">Doniesli chlapi Matejovi večeru: kúsok mäsa a misu vody, a vari mu i chuť prešla, keď videl, čo sa robí v susedných klietkach. Chlapi pohodili levom po kuse mäsa a tie so strašným vrčaním a revom pochytili mäso do zubov, drancovali, trhali a prehltávali ho zúrivo, až sa Matej mohol obávať, že i naň príde rad, že i jeho takto rozdrancujú. Zavše zaprašťala kosť v zuboch niektorého leva a Matej sa naľakal, či lev už neláme svoju klietku a nepoberá sa k nemu.</text:span></text:p>
      <text:p text:style-name="P1"><text:span text:style-name="T1">Keď sa levy nasýtili, políhali si a driemkajúc odpočívali. Vtedy sa Matej uspokojil, spratal svoju večeru, zachlipkal si vody a učupil sa v rohu klietky na nočný odpočinok.</text:span></text:p>
      <text:p text:style-name="P1"><text:span text:style-name="T1">Na druhý deň prišiel krotiteľ, aby vychoval z Mateja poslušného tvora, ktorý bude tancovať na aréne cirkusu, fajku bude omáľať v zuboch, aby divákov rozosmial.</text:span></text:p>
      <text:p text:style-name="P1"><text:soft-page-break/><text:span text:style-name="T1">Vyvliekol ho krotiteľ z klietky, natiahol mu na laby hrubé remenné rukavice a mocný kantár na hlavu. Takto sa zaistil proti jeho zubom a driapom. Potom dostal Matej obojok, na ktorý uviazal krotiteľ dlhý povraz, visiaci z povaly a pretiahnutý cez škripec. Hneď prišiel jeden z chlapov, ktorí ho boli od Strmeňa odviezli, a ťahal Mateja na povraze, kým sa postavil na zadné nohy. Vzal krotiteľ dlhý remenný bič, švihal Mateja po zadných labkách a tak ho učil tancovať. Matej pri každom šibnutí od bolesti podskočil.</text:span></text:p>
      <text:p text:style-name="P1"><text:span text:style-name="T1">Výcvik nemal konca-kraja. Takto zaobchádzali s ním každé ráno a on, ukonaný a ubitý, poddával sa a poslúchal.</text:span></text:p>
      <text:p text:style-name="P1"><text:span text:style-name="T1">Netrvalo dlho a Matej, len čo zazrel krotiteľa, už vopred začal tancovať, aby sa mu nedostalo bičom a aby ho neškrtili na škripci. Neskoršie mu i fajku vnútili do zubov, ba o krátky čas už tancoval s ňou i na aréne. Okolo divo tlieskalo a veselo sa smialo mnoho ľudí.</text:span></text:p>
      <text:p text:style-name="P1"><text:span text:style-name="T1">Kým Matej takto tancoval, Bystrická voda večne spievala, že nič tu netrvá večne. Každá hra i tanec sa raz skončí, a tak i Matejovo mučenie sa raz skončiť musí.</text:span></text:p>
      <text:p text:style-name="P2"/>
      <text:p text:style-name="P1"><text:span text:style-name="T1">Začala sa vojna. A všetci chlapi, mocní i slabí, museli počúvať jej rozkazy a odísť v ďaleké svety.</text:span></text:p>
      <text:p text:style-name="P1"><text:span text:style-name="T1">Odišli rubači a odišel i krotiteľ. Odišli chlapi, čo boli Mateja na voze doviezli. A ľudia z cirkusu, keď i na nich prišiel rad, rozpredali všetko, čo bolo v cirkuse. Veľké a dravé zvieratá predali do ozajstného, veľkého zverinca, ktorý bol v neďalekom veľkom meste; Mateja kúpila chudobná Cigánka za dvesto zlatých. Odkladala groš ku grošu, niečo si pripožičala a teraz sa rozhodla, že si kúpi Mateja, bude s ním vandrovať svetom, na jeho tanci zarábať a tak sa živiť.</text:span></text:p>
      <text:p text:style-name="P1"><text:span text:style-name="T1">Chytila ho na retiazku a odvádzala za mesto. Tam na pokraji dediny stálo niekoľko drevených búd. K nim viedla Cigánka Mateja. Kŕdeľ detí im vybehol naproti, vybehli i starí a s krikom vítali Mateja. Jeden mal v ruke palicu, decká mali biče </text:span><text:soft-page-break/><text:span text:style-name="T1">a chudák Matej z obavy, že ho budú zase po labkách zatínať, začal hneď z príchodu dovysoka vyskakovať.</text:span></text:p>
      <text:p text:style-name="P1"><text:span text:style-name="T1">Toto Cigánov trochu poľakalo. Nazdávali sa, že Matej chce na nich skočiť, preto všetci, koľkí boli, schytili nohy na plecia a zmizli. Starí sa vtiahli do kolíb a deti sa rozpŕchli kade-tade po poli. Ale Matejova nová gazdiná sa iba smiala a vykrikovala, že Matej nikomu neublíži, že iba žartuje. Potom vošla s ním do jednej z kolíb. Nebolo tam nikoho a ničoho, iba zadymené štyri steny, v kúte niekoľko hrncov, v druhom hŕba handár a na prostriedku koliby vyhasnuté ohnisko.</text:span></text:p>
      <text:p text:style-name="P1"><text:span text:style-name="T1">Uviazala medveďa na mocný hák, ktorý trčal zo steny, pohladkala ho, prihovárala sa mu a hneď začala rozkladať oheň, aby navarila niečo pod zuby pre seba i pre Mateja.</text:span></text:p>
      <text:p text:style-name="P1"><text:span text:style-name="T1">Nasledujúceho dňa sa pohli svetom. Cigánka kúpila v meste malý bubon a potom vandrovala s Matejom z dediny do dediny. Chodili z dvora do dvora, Matej tancoval a Cigánka, klopkajúc na bubne do taktu, takto spievala:</text:span></text:p>
      <text:p text:style-name="P2"/>
      <text:p text:style-name="P1"><text:span text:style-name="T1">Tancuj, tancuj, vykrúcaj,</text:span></text:p>
      <text:p text:style-name="P1"><text:span text:style-name="T1">len mi piecku nezrúcaj!</text:span></text:p>
      <text:p text:style-name="P1"><text:span text:style-name="T1">Dobrá piecka na zimu, na zimu,</text:span></text:p>
      <text:p text:style-name="P1"><text:span text:style-name="T1">nemá každý perinu!</text:span></text:p>
      <text:p text:style-name="P2"/>
      <text:p text:style-name="P1"><text:span text:style-name="T1">A ona vám doma nijakej piecky nemala!...</text:span></text:p>
      <text:p text:style-name="P1"><text:span text:style-name="T1">Ak sa stalo, že Matej nemal vôle do skoku, nahnevala sa a pretiahla ho palicou, kade zachytila. Vtedy Matej dlho nerozmýšľal a pustil sa do skoku.</text:span></text:p>
      <text:p text:style-name="P1"><text:span text:style-name="T1">Z domov vybehúvali s veľkým štekotom nastrašení psi, deti, ba i chlapi, smiali sa Matejovmu tancu a dávali jeho majiteľke po šestáku. Dobrí ľudia dali Matejovi i zajesť a on veru nepohŕdal, lebo pri takomto putovaní bol viac hladný ako najedený.</text:span></text:p>
      <text:p text:style-name="P3"><text:span text:style-name="T1">Ale čo sa stalo! Po dlhých potulkách zavítala Cigánka s Matejom do dediny rubačov. Peňazí mala už plný mešec: dva razy </text:span><text:soft-page-break/><text:span text:style-name="T1">toľko, ako za Mateja bola zaplatila, a nebolo jej treba ešte i sem sa vláčiť. No čím viac sa jej šestáky zhŕňali, tým väčšmi si ich žiadala, a to sa jej vypomstilo.</text:span></text:p>
      <text:p text:style-name="P1"><text:span text:style-name="T1">Chodiac z domu do domu, zašla i do Strmeňovie dvora. Ukonaný Matej si ani nevšimol, že je v tom dvore, kde sa kedysi povaľoval, len nijako sa mu do tanca nechcelo. A práve vtedy, keď ho Cigánka okädila palicou, spoza kurínov vykukol Taro, zaiskril očami a ušami zastrihal. Bezpochyby poznal svojho priateľa, lebo pribehol k nemu niekoľkými skokmi a radostne zaštekal.</text:span></text:p>
      <text:p text:style-name="P1"><text:span text:style-name="T1">Matej sa len díval naň, poobzeral sa po dvore, potom zamumlal. A dvaja starí priatelia kukali zboka na seba.</text:span></text:p>
      <text:p text:style-name="P1"><text:span text:style-name="T1">Udivená Cigánka len trhla reťazou, na ktorej bol Matej uviazaný a dlhou palicou ho ovalila po hlave. A vtedy sa Matej prvý raz na ňu nahneval. Postavil sa na zadné nohy a ovalil Cigánku labou. Odletela ani mucha. A ešte to nebolo dosť, lebo i Taro sa nahneval, skočil za ňou, roztrhol jej sukňu a vyhnal ju na cestu...</text:span></text:p>
      <text:p text:style-name="P1"><text:span text:style-name="T1">Matej, akoby ho neznáma sila bola schytila do zajatia, poobzeral sa, obrátil sa k vysočizným vrchom, ktoré dookola vyčkávali, a pomaly, z nohy na nohu, kráčal a kráčal, von z dvora, z dediny, preč, rovno k horám. A Taro, zasa usmiaty a veselý, poskakoval vedľa neho, kyvkal chvostom a radostne vrčal. Keď došli k prvým jedliam, ktoré stáli na stráži na pokraji hory, zachytila sa Matejova reťaz na mocnom, okyptenom konári stromu. To akoby ho tie strážne stromy na pokraji hory boh náročky zachytili za reťaz a pošepli mu:</text:span></text:p>
      <text:p text:style-name="P1"><text:span text:style-name="T1">„Nesmieš medzi nás s týmto znakom otroctva! Lebo náš svet je svetom slobody a len slobodný tvor sa doň uchýliť môže...“</text:span></text:p>
      <text:p text:style-name="P1"><text:span text:style-name="T1">Trhol Matej reťazou — akoby bol porozumel tajnej reči strážnych stromov — a tam ostala reťaz i s obojkom, zachytená na strome.</text:span></text:p>
      <text:p text:style-name="P1"><text:span text:style-name="T1">Pokročil, zašiel, pohltila ho húština.</text:span></text:p>
      <text:p text:style-name="P1"><text:soft-page-break/><text:span text:style-name="T1">A Taro čože si mal počať? Chvíľu postál bezradný a pomaly, obzerajúc sa k hustej hore, vracal sa po vlastných stopách domov.</text:span></text:p>
      <text:p text:style-name="P3"><text:span text:style-name="T1">Po rokoch vrátili sa chlapi z vojny domov. Ale koľkí sa vrátili: zo štyridsiatich rubačov piati prišli zdraví a štyria dokaličení. Ostatní rubači ostali tam, v ďalekom svete, a nikdy viac sa nevrátia...</text:span></text:p>
      <text:p text:style-name="P1"><text:span text:style-name="T1">Mišo Strmeň prišiel zdravý, iba trochu prihrbený a ostarený. Na dvore privítal ho Taro nepriateľským štekotom. Dlho sa musel Mišo s ním dohovárať, kým sa Taro spamätal, že človek vo vyšedivených a ošúchaných vojenských handrách je jeho gazda. Ale o krátky čas sa zdalo, akoby z Harmanskej doliny nikto nechýbal; zasa prechádzali ňou rubači v krpcoch a halenách, chystali sa do hôr ako predtým. To už boli dorastení synovia tých rubačov, čo sa z vojny nevrátili.</text:span></text:p>
      <text:p text:style-name="P1"><text:span text:style-name="T1">Po dedine sa rozprávalo, že kedysi ta bola prišla Cigánka s medveďom, ktorý jej ušiel. Rozprávalo sa, že to bol ten istý medveď, ktorého bol Strmeň ako mláďa z hory priniesol. A teraz vraj v jeseni skapala jedna ovca na paši, vlani vraj veľká jalovica, a nikto nevie, kde sa podeli...</text:span></text:p>
      <text:p text:style-name="P1"><text:span text:style-name="T1">A kým sa takto rozprávalo, vytučený Matej si pokojne spal svojím zimným spánkom v teplej jaskyni, ktorú pod Pavelcovom objavil.</text:span></text:p>
      <text:p text:style-name="P1"><text:span text:style-name="T1">Horšie to bolo s Tarom. Ľudia za vojny i dlho po nej nemali čo jesť, preto i psi museli s nimi hladovať. Taro bol chudý a vyhladovaný, túlal sa po celom chotári, hľadajúc kúsok obživy.</text:span></text:p>
      <text:p text:style-name="P1"><text:span text:style-name="T1">Nikde nič nenašiel, dedinskí psi presliedili všetko už pred ním a kde akú kosť našli, hneď ju i spratali. Zašiel teda ďalej od dediny, že si azda tam niečo pohľadá.</text:span></text:p>
      <text:p text:style-name="P1"><text:span text:style-name="T1">V úbočí vrchu našiel ľudské stopy a okolo nich porozhadzované kúsky mäsa. Nevedel Taro, že je to strychnínom otrávené mäso, ktoré poľovníci pohadzujú, aby skántrili líšky a zmocnili sa takto drahej líščej kožušiny. Poprehĺtal mäso a akoby posilnený a veselší utekal domov. No neutekal ďaleko. Na </text:span><text:soft-page-break/><text:span text:style-name="T1">kraji dediny padol a metal sa po zemi v strašných bolestiach. Ešte raz sa pozbieral a dobehol na mostík pred dvorom svojho gazdu. Tam skonal. Keď vyšiel Mišo Strmeň z izby, našiel tam svojho dobrého Tara vystretého, s očami podbehnutými krvou...</text:span></text:p>
      <text:p text:style-name="P1"><text:span text:style-name="T1">Zosmutnel Mišo Strmeň nad smrťou svojho dobrého Tara, vzal ho do plachty a šiel ho pochovať na okraj hory, po ktorej sa Taro toľko túlaval.</text:span></text:p>
      <text:p text:style-name="P1"><text:span text:style-name="T1">Aj on bol obeťou vojny, jej smrtiaceho hladu...</text:span></text:p>
      <text:p text:style-name="P1"><text:span text:style-name="T1">Kopal Strmeň jamu do zamrznutej zeme, vetrík podúval a osuheľou ovinuté vetvy stromov, zvonkajúc, o seba klopkali... Tak sa s dobrým Tarom lúčili...</text:span></text:p>
      <text:p text:style-name="P1"><text:span text:style-name="T1">Keď sa budúceho leta znova zjavili rubači na úpätí hôr, aby stínali stromy, premnoho ujúkali a lomozili. Mateja to znepokojovalo, ale vyčkal ešte do noci a pod jej tmavým plášťom vybral sa do sveta, aby navždy odišiel spod Pavelcova, z kraja, kde sa bol utiahol. Zamieril do hlbokých lesov Rudohoria a nikdy viac o ňom ľudia nepočuli.</text:span></text:p>
      <text:p text:style-name="P1"><text:span text:style-name="T1">Dnes je už možno starým medveďom, s ktorým by nebolo radno stretnúť sa v kosodrevine. Alebo sa stretol s nepriateľským človekom a mihom sa vystrel na zemi, prevŕtaný cez srdce ohnivou guľou pušky. A dnes niekde v teplej izbe hovejú si poľovníkove deti na jeho teplom gaštanovom kožuchu.</text:span></text:p>
      <text:p text:style-name="P2"/>
      <text:p text:style-name="P2"/>
      <text:p text:style-name="P2"/>
      <text:p text:style-name="P3"><text:span text:style-name="T1">&lt;h1&gt;</text:span><text:span text:style-name="T2">ROZPRÁVKY Z VEĽKEJ DOLINY</text:span><text:span text:style-name="T1">&lt;/h1&gt;</text:span></text:p>
      <text:p text:style-name="P2"/>
      <text:p text:style-name="P2"/>
      <text:p text:style-name="P1"><text:span text:style-name="T1">&lt;h1&gt;</text:span><text:span text:style-name="T3">Prvá rozprávka</text:span><text:span text:style-name="T1">&lt;/h1&gt;</text:span></text:p>
      <text:p text:style-name="P2"/>
      <text:p text:style-name="P1"><text:span text:style-name="T1">Veľká dolina vlastne ani nie je veľká. Idem si hore ňou tri-štyri hodiny a už mám pred sebou strmú hoľu. A predsa ju starí ľudia takto nazvali.</text:span></text:p>
      <text:p text:style-name="P1"><text:soft-page-break/><text:span text:style-name="T1">Každá dolina vraj skrýva v sebe nejakú rozprávku. Akúže rozprávku skrýva v sebe Veľká dolina?</text:span></text:p>
      <text:p text:style-name="P1"><text:span text:style-name="T1">Tečie ňou ľadová bystrina, miestami skáče po bralách, krúti sa v kamenných kotliskách, akoby ju tam prevárali na bielu penu a miešali neviditeľnou varechou. A potom, keď sa vymoce z doliny, hladko sa ponáhľa ďalej do údolia.</text:span></text:p>
      <text:p text:style-name="P1"><text:span text:style-name="T1">Voľakedy dávno obchádzali ju hľadači zlata a na jej horných končinách zakopali sa do skaly.</text:span></text:p>
      <text:p text:style-name="P1"><text:span text:style-name="T1">Potom zmizli s ťažkými batohmi a viac sa nevrátili. Šachta, ktorú vykopali, zarástla krovím a burinou a nikto ju nemôže nájsť.</text:span></text:p>
      <text:p text:style-name="P1"><text:span text:style-name="T1">Našiel ju iba jediný chlapík, čo pásol jalový statok na vrchoch. Stratila sa mu jalovička, on ju hľadal najprv po holiach, potom pod hoľami a tam kdesi naďabil na skalu, do ktorej sa boli zarúbali zlatokopi. Vošiel do nej a čo videl: nie jalovičku, ale jagavé cencúle visieť zhora nadol. (A kedyže visia cencúle zdola nahor?)</text:span></text:p>
      <text:p text:style-name="P1"><text:span text:style-name="T1">Odlomil pekný cencúľ, pichol si ho za klobúk a bral sa ďalej. Jeho gazda — bol to vraj chýrny lakomec — keď prišiel pozrieť svoju lichvu na hole, uchytil mu cencúľ spoza klobúka a hneď ho ťahal ukázať, kde k tomu zázraku prišiel. Lebo cencúľ bol zlatý. (Ak bol cencúľ zlatý a zlato je dvadsaťkrát ťažšie od vody, ako ho len udržal na hlave?)</text:span></text:p>
      <text:p text:style-name="P1"><text:span text:style-name="T1">Mládenec sa darmo namáhal, do skaly viac nepotrafil. Pre túto zábudlivosť gazda ho hneď aj prepustil. Tak sa končí prvá rozprávka.</text:span></text:p>
      <text:p text:style-name="P2"/>
      <text:p text:style-name="P2"/>
      <text:p text:style-name="P1"><text:span text:style-name="T1">&lt;h1&gt;</text:span><text:span text:style-name="T3">Druhá rozprávka</text:span><text:span text:style-name="T1">&lt;/h1&gt;</text:span></text:p>
      <text:p text:style-name="P2"/>
      <text:p text:style-name="P1"><text:span text:style-name="T1">Pred rokmi ktorýsi gróf vlastnil všetky lesy, obrastajúce dolinu. A sú to krásne lesy. Stromy sa v nich pretekajú, ktorý z nich vyrastie vyššie, a tieto preteky trvajú niekedy aj vyše sto rokov. Nemožno sa potom diviť, že jedle, duby a buky z </text:span><text:soft-page-break/><text:span text:style-name="T1">okolia Veľkej doliny sú také vysoké, že sa na nich priam zachytávajú oblaky.</text:span></text:p>
      <text:p text:style-name="P1"><text:span text:style-name="T1">Tento gróf, pretože vedel znamenite míňať peniaze a veľmi často mu i chýbali, rozhodol sa, že zasiahne do života týchto storočných stromov. Poslal ta horára i rubačov a o krátky čas ležalo na úbočiach Veľkej doliny dvadsaťtisíc priestorových metrov dreva. Rubači spravili aj veľmi drahé žľaby, pospájali ich dolu Veľkou dolinou a narazili do nich tú divú, čistú a ľadovú bystrinu. Metrovica by bola lietala po žľaboch ako drevené hromobitie, keby nebol prišiel príval, ktorý žľaby potrhal a temer všetky odplavil do neznáma. Metrovica zhnila na úbočiach doliny a gróf sa musel zrieknuť všelijakých veselostí, ktoré chcel pripraviť svojej grófskej urodzenosti a svojim grófskym hosťom za toto drevo.</text:span></text:p>
      <text:p text:style-name="P1"><text:span text:style-name="T1">Dnes sa už zase pretekajú vysoké stromy na úbočiach Veľkej doliny v raste do výšky a prístupu k nim nijakovsky niet.</text:span></text:p>
      <text:p text:style-name="P2"/>
      <text:p text:style-name="P2"/>
      <text:p text:style-name="P1"><text:span text:style-name="T1">&lt;h1&gt;</text:span><text:span text:style-name="T3">Tretia rozprávka</text:span><text:span text:style-name="T1">&lt;/h1&gt;</text:span></text:p>
      <text:p text:style-name="P2"/>
      <text:p text:style-name="P1"><text:span text:style-name="T1">Ešte za čias, keď pánom bolo dobre, zašli sme si s priateľom Edom Kosorkinom do mesta a zlostne sme pozerali cez ploty do všelijakých záhrad a reštaurácií, ako jedia a zabávajú sa vyobliekaní páni pri trúbach, bubnoch a klarinetoch. Páni letovali.</text:span></text:p>
      <text:p text:style-name="P1"><text:span text:style-name="T1">Tancovali, jedli a zase tancovali. My sme ešte nikdy neletovali a teraz sme sa rozhodli, že tiež pôjdeme letovať, a to — priamo do Veľkej doliny.</text:span></text:p>
      <text:p text:style-name="P1"><text:span text:style-name="T1">Pobrali sme batohy a šli. V podvečer toho dňa utáborili sme sa v doline pod vysokou skalou pri ľadovej bystrine a nahotoviac dreva na celú noc, založili sme oheň.</text:span></text:p>
      <text:p text:style-name="P1"><text:span text:style-name="T1">V noci niekoľkokrát zahrmelo, na to sa spustil celkom bezhlavý lejak, ktorý zahasil oheň. Tma bola taká, že nebolo možno ani kročiť, ani pohnúť sa od skalnej steny. Z horných </text:span><text:soft-page-break/><text:span text:style-name="T1">končín doliny privalila sa riava, sfučala, zhučala a schytila nás dolu jarkom. Odniesla nám batohy a pootĺkala nás zhnitými žľabmi, ktoré sa zasekli kade-tade po doline ešte za oných čias, keď ich potrhala povodeň.</text:span></text:p>
      <text:p text:style-name="P1"><text:span text:style-name="T1">— Takto letujú chudobní ľudia, — vraveli sme si, keď nás sem-tam udrel do boku taký rozbesnený žľab. Lebo sme viseli zachytení do konárov a do podmytých koreňov.</text:span></text:p>
      <text:p text:style-name="P2"/>
      <text:p text:style-name="P2"/>
      <text:p text:style-name="P1"><text:span text:style-name="T1">&lt;h1&gt;</text:span><text:span text:style-name="T3">Štvrtá rozprávka</text:span><text:span text:style-name="T1">&lt;/h1&gt;</text:span></text:p>
      <text:p text:style-name="P2"/>
      <text:p text:style-name="P1"><text:span text:style-name="T1">Poniže tejto vysokej skaly zazrel som raz zmiju zvláštnej tmavočervenej farby. Chytil som ju do špagátovej slučky, aby sa jej krásne tielko nijako nepoškodilo, a utekal som k bystrine, aby sa dlho netrápila. Tam som uviazal slučku o kameň a spustil som hadíka do vody na tichom, prehĺbenom mieste. Potom som vyjedol všetky koláče, ktoré mi zabalila mamka do lepenkovej škatule, a na škatuľu som napísal: „Zmija neslýchanej červenej farby. Chytená na kraji Veľkej doliny dňa 27. júla 1931, popoludní o druhej hodine. Darujem ju múzeu, len prosím konzervovať ju tak, aby nestratila krásnu farbu.“ Nato som vytiahol hadíka z vody, odkosílil mu slučku a vložil ho do škatule.</text:span></text:p>
      <text:p text:style-name="P1"><text:span text:style-name="T1">Večer som odpočíval pri ohníku, počúval, ako hučí voda, a usiloval som sa porozumieť, čo spieva. Odrazu kdesi pri mne zasyčala zmija.</text:span></text:p>
      <text:p text:style-name="P1"><text:span text:style-name="T1">Tá istá to bola. Vyliezla zo škatule, zdvihla sa a zalomila krček. Poznávala ma.</text:span></text:p>
      <text:p text:style-name="P1"><text:span text:style-name="T1">Hľadela mi do očú oceľovými očami, akoby bola chcela povedať: „No, ty mňa neutopíš!“</text:span></text:p>
      <text:p text:style-name="P1"><text:span text:style-name="T1">Skočil som bokom a znova som ju chytil na tú istú slučku. A utopil som ju, chuderku, ale musel som sedieť pri ohni ešte veľmi dlho, kým ponad ňu, úbohú, pretekala voda. Ako som to len </text:span><text:soft-page-break/><text:span text:style-name="T1">mohol vykonať? Nuž chcel som byť zberateľom a srdce zberateľa musí byť niekedy neľútostné!...</text:span></text:p>
      <text:p text:style-name="P1"><text:span text:style-name="T1">Bola noc. Konzervátor múzea bol práve v meste na kolkárni, keď som ho našiel a zmiju mu odovzdal. A pokiaľ vyhádzal všetky gule, ktoré mu predpisovala hra, zmija ušla zo škatule druhý raz.</text:span></text:p>
      <text:p text:style-name="P1"><text:span text:style-name="T1">Ak nezahynula, zmenila i farbu, lebo okolie kolkárne bolo belavo štrkovité, a zmija sa prispôsobuje farbou svojmu okoliu.</text:span></text:p>
      <text:p text:style-name="P2"/>
      <text:p text:style-name="P2"/>
      <text:p text:style-name="P1"><text:span text:style-name="T1">&lt;h1&gt;</text:span><text:span text:style-name="T3">Piata rozprávka</text:span><text:span text:style-name="T1">&lt;/h1&gt;</text:span></text:p>
      <text:p text:style-name="P2"/>
      <text:p text:style-name="P1"><text:span text:style-name="T1">Zvláštna je Veľká dolina, neobyčajne zvláštna. V najlepších dňoch leta prekvapí človeka najprv horúcim žiarením, aké býva len na výšinách, a hneď povyše zas osviežujúcim jesenným chladom. Studený svet doliny od teplého delí práve tá vysoká skala, pod ktorou sme kedysi s Edom Kosorkinom táborili.</text:span></text:p>
      <text:p text:style-name="P1"><text:span text:style-name="T1">Bolo by treba prejsť celú dolinu s kompasom v ruke, aby sme si vysvetlili jej dvojakosť. Ale pokúsime sa o to i bez kompasu:</text:span></text:p>
      <text:p text:style-name="P1"><text:span text:style-name="T1">Od vysokej skaly nadol sa rozširuje a otvára ako priateľské náručie rovnou čiarou proti východu. A len čo slnko vyskočí tam naproti nad horami, už zachytáva prvé, ešte ružové jeho lúče. A ono jej ich sype potom celý deň, až do podvečera.</text:span></text:p>
      <text:p text:style-name="P1"><text:span text:style-name="T1">V ohnivých lúčoch slnka, v rose, ktorá večne padá, tvoriac sa z rozprášenej vody, čo skáče a rozbíja sa po skalách, rastú obrovské lopúchy. Obrovské ako starodávne dedinské dáždniky.</text:span></text:p>
      <text:p text:style-name="P1"><text:span text:style-name="T1">Neradno vystlať si nimi ležisko a ľahnúť si na ne proti noci. Lebo lopúchy v noci dýchajú a vydychujú omam. Ráno, po strašných snoch, prebudí sa človek s ťažkou, boľavou hlavou a krásny lopúch z Veľkej doliny mu už nikdy nebude voňať kvetom.</text:span></text:p>
      <text:p text:style-name="P1"><text:span text:style-name="T1">Okolo lopúchov kvitne tráva a storaká burina, na úbočí červenie sa chabzda, pod ňou voňajú maliny i lesné jahody a svieti štedrá černuška.</text:span></text:p>
      <text:p text:style-name="P1"><text:soft-page-break/><text:span text:style-name="T1">V tejto bohatosti, nikým nerušený, poletuje a pári sa hmyz. Sršne, krídlaté mravce i komáre sú neobyčajne veľké, motýle najväčšie a krásne zmaľované.</text:span></text:p>
      <text:p text:style-name="P1"><text:span text:style-name="T1">Inak je to za skalou. Tam sa dolina lomí, schyľuje. Od severozápadu si našla cestu ku skale. Je úzka, so skalnými stenami a strmými úbočami, zatarasená húštinou stromov. Slnko do nej nezasvieti a ľadová bystrina ju chladí. Nefarebný lesný hmyz poletuje nad vodou, v ktorej sa švihajú tmavé hôrne pstruhy.</text:span></text:p>
      <text:p text:style-name="P1"><text:span text:style-name="T1">V štrbine pod jednou naklonenou skalou, bokom od cestičky, pod hromadou suchého raždia zablčali dve zvieracie oči. Zablikali mdlým, zelenkavým, zhasínajúcim svetlom, ako to býva u zvieraťa, ktoré práve dokonáva. Vplazil som sa do tmavého tunela raždia a rozoznal som v polotme psíča, ktoré cvaká proti mne zubami. Psíča nevrčalo, lebo nevládalo. Chytil som ho poza ušká, aby ma neuhryzlo, a plaziačky spätkujúc, vyvliekol som ho na cestičku.</text:span></text:p>
      <text:p text:style-name="P1"><text:span text:style-name="T1">Staviam ho na nohy — neudrží sa, klesá. Hýbať sa nevládze. Naťahuje krk, aby zlizlo a prehltlo drobnú, uschnutú jahodu. Psíča umiera hladom.</text:span></text:p>
      <text:p text:style-name="P1"><text:span text:style-name="T1">Chcel som ho zachrániť, preto som mu najprv nazbieral za priehrštie jahôd. Potom som ho vzal na ruky a odniesol domov.</text:span></text:p>
      <text:p text:style-name="P1"><text:span text:style-name="T1">„Ako sa len dostalo do Veľkej doliny?“ rozmýšľal som. Neskôr som sa dozvedel, že ho tam nechal neznámy poľovník, lebo vraj zistil, že psíča nemá stopársku poľovnícku krv.</text:span></text:p>
      <text:p text:style-name="P2"/>
      <text:p text:style-name="P1"><text:span text:style-name="T1">Psík sa zotavil a zmocnel, ale hneď nato ochorel, lebo ho doma prekŕmili mäsom. Mučilo ho svrbenie, driasal si kožu zubami i labami a na chorých miestach vypĺzla mu srsť. — Zastreliť, — povedal šarha, — alebo nájsť ker, na ktorom rastú kvety ako drobné biskupské čiapočky. Kvety usušiť, podrviť, pomiešať s masťou a natrieť na choré miesta. Psa treba obviazať tak, aby sa nedostal k ranám ani zubami, ani labami.</text:span></text:p>
      <text:p text:style-name="P1"><text:soft-page-break/><text:span text:style-name="T1">Povedal som si: Psa do choroby uvrhli ľudia a ľudia ho musia i zachrániť...</text:span></text:p>
      <text:p text:style-name="P1"><text:span text:style-name="T1">A vybral som sa hore Veľkou dolinou, pod hoľou odrazil som sa vpravo hore strminou a poniže starého padnutého stromu našiel som rozrastený vysoký ker s kvetom tehlovej farby, navlas podobným biskupskej čiapke.</text:span></text:p>
      <text:p text:style-name="P1"><text:span text:style-name="T1">Pripravil som masť, ako mi radil šarha, a pes sa naozaj vyliečil.</text:span></text:p>
      <text:p text:style-name="P2"/>
      <text:p text:style-name="P2"/>
      <text:p text:style-name="P1"><text:span text:style-name="T1">&lt;h1&gt;</text:span><text:span text:style-name="T3">Šiesta rozprávka</text:span><text:span text:style-name="T1">&lt;/h1&gt;</text:span></text:p>
      <text:p text:style-name="P2"/>
      <text:p text:style-name="P1"><text:span text:style-name="T1">Ktože to obchádza za tmavej noci okolo horárne? Horáreň leží vo Veľkej doline, hlboko v lesoch. Je teplá jar, kdesi pod dolinou kvitnú stromy a lúky zakvitajú hlávkami púpavy. Mal by svietiť mesiac, ale nebo je zaoblačené a podchvíľou sa spúšťa hustý dážď. Keď utíchne, rozhučí sa bystrina.</text:span></text:p>
      <text:p text:style-name="P1"><text:span text:style-name="T1">Horáreň obchádzajú zvery. Raz je to srna, ktorá prebehne okolo do lesa naproti. Pes Buro, uviazaný na reťazi, zašteká žiadostivo za ňou. Potom preskáče zajac. Pes Buro zabrechá tenkým hlasom a v tom hlase badať veľkú chuť na zajačinu. Až okolo polnoci obchádza horáreň čosi tajomné. Kradne sa obďaleč ako tieň, nečujne a opatrne. Z krôčika na krôčik, akoby malo naveky času dosť. Pes Buro zaskučí a zúrivo sa rozšteká. Trhá reťazou a hádže sa ako bes. V jeho štekote tají sa odveká nenávisť...</text:span></text:p>
      <text:p text:style-name="P1"><text:span text:style-name="T1">Bokom od horárne prešla líška-bystruška. Presvedčila sa, či je zúrivec ešte na reťazi a či náhodou nenocuje mimo dvora nejaká zabudnutá kačka alebo hus, a potom zmizla, nevedno kam.</text:span></text:p>
      <text:p text:style-name="P1"><text:span text:style-name="T1">Buro sa utíši a spí. Možno sníva o zasnežených planinách severu, lebo je to pes, ktorý sa nehodí do našich krajov. Je mocný a veľký a má veľmi teplý kožuch bielo-čiernej farby. Jeho bratia ťahajú kdesi na severe sane, s vlkmi sa bijú za dlhých polárnych nocí...</text:span></text:p>
      <text:p text:style-name="P1"><text:soft-page-break/><text:span text:style-name="T1">Líška-bystruška mu je dobre známa. Minulej jari, pokým on lomcoval reťazou, odvliekla spoza dvora sedem jarabých sliepok. Potom prišla aj s mláďatami a za chvíľu zmizlo z potoka deväť mladých kačíc. O niekoľko dní poodnášala bezo stopy až pätnásť húsat. A nato — v podjeseň, odvážila sa až do dvora a pred jeho očami uchytila hus.</text:span></text:p>
      <text:p text:style-name="P1"><text:span text:style-name="T1">Horár vybehol z horárne, odopäl Bura a poslal ho za zlodejkou. Buro sa vrátil bez líšky, iba s husou, ktorá mala prehryznutý zátylok.</text:span></text:p>
      <text:p text:style-name="P1"><text:span text:style-name="T1">Líšku-bystrušku poznajú aj drevorubači, ktorí pracujú v susednej doline. Rozprávajú, že minulej zimy, keď bolo primnoho snehu, srny a jelene nemohli sa pohybovať a hynuli hladom. Poobhrýzali mládniky a kôru mladiny, v ktorej ich zavalil sneh. Do mladiny naproti nevládali sa prebrodiť. A tu líška-bystruška napadla a usmrtila vysilenú srnku. Potom sa spolčila ešte s troma líškami, aby jej pomohli takým istým spôsobom usmrtiť veľkú vysilenú jelenicu.</text:span></text:p>
      <text:p text:style-name="P1"><text:span text:style-name="T1">A napokon — práve dnes, len čo sa zvečerilo, padla jej za obeť tučná, veľmi poslušná mačka Líza, ktorá striehla pod horou pri myšacej diere.</text:span></text:p>
      <text:p text:style-name="P1"><text:span text:style-name="T1">Pre tieto skutky líšku-bystrušku vyhlásili ľudia za škodlivú zver a nechráni ju ani zákon na ochranu zveriny.</text:span></text:p>
      <text:p text:style-name="P2"/>
      <text:p text:style-name="P2"/>
      <text:p text:style-name="P1"><text:span text:style-name="T1">&lt;h1&gt;</text:span><text:span text:style-name="T3">Siedma rozprávka</text:span><text:span text:style-name="T1">&lt;/h1&gt;</text:span></text:p>
      <text:p text:style-name="P2"/>
      <text:p text:style-name="P1"><text:span text:style-name="T1">Na úbočí Veľkej doliny stál starý dub. Dub mal kdesi zhora dieru, lebo každej jari vylietali z neho mladé vtáčatá. Niekedy to boli krakle. Inokedy škorce. Stalo sa, že i ďatle sa rozleteli z jeho konárov do blízkeho lesa. Ba raz sa zahniezdil v ňom i naparádený dudok a podarilo sa mu šťastne vyviesť svoj drobizg do sveta. Taký opatrovník bol náš starý dub.</text:span></text:p>
      <text:p text:style-name="P3"><text:span text:style-name="T1">V čase, keď medzi ľuďmi bola ešte vojna, svietilo si jarné slnko veselo ako vždy. Nestaralo sa o ľudskú hlúposť. </text:span><text:soft-page-break/><text:span text:style-name="T1">Pousmievalo sa vtákom a stromom, roztopilo sneh a oslobodilo potoky a rieky spod ľadu. Vtáčatá si našušorili perie a vyhrievali sa. Potom sa im zažiadalo vyletieť k oblakom a putovať do kraja, kde žil starý dub. Zasadli na lúkach, po stromoch i kroviskách, spievali opreteky a chystali sa na svadbu. Toľko svadieb bolo vtedy v doline, že sa nedali ani porátať.</text:span></text:p>
      <text:p text:style-name="P1"><text:span text:style-name="T1">Na starý dub priletel krakeľ s krakľou. Šiel si rovno k diere, že si ju poobzerá a spraví si v nej hniezdo, ako sa mu to podarilo pred dvoma rokmi. No len čo nakukol jedným okom do diery, ozvalo sa zdnuka zlostné zasyčanie.</text:span></text:p>
      <text:p text:style-name="P1"><text:span text:style-name="T1">Krakeľ sa naľakal a odletel i so svojou nevestou.</text:span></text:p>
      <text:p text:style-name="P1"><text:span text:style-name="T1">— Nehodno, — pošepol jej, — púšťať sa do bitky s hadom!</text:span></text:p>
      <text:p text:style-name="P1"><text:span text:style-name="T1">Za krakľom zasadne si pri diere dudok, ktorý v nej hniezdil minulej jari. Ani on nebol sám. Popri ňom si zasadla jeho pani manželka a čosi také švitorila, aby už konečne prestal domŕzať a postaral sa o poriadne hniezdo.</text:span></text:p>
      <text:p text:style-name="P1"><text:span text:style-name="T1">Nazrie dudok do diery, chystá sa spustiť do nej po hlave, a tu: si-si-sí! ozýva sa sykot z diery. Dudok iba poskočil, koruna na hlave sa mu naježila a už aj bol na krídlach. A aby zakryl hanbu pred manželkou, vyhováral sa jej ešte v povetrí, že v dube je taký veľký had, akého on v živote ešte nevidel.</text:span></text:p>
      <text:p text:style-name="P1"><text:span text:style-name="T1">Toho istého dňa priletel k diere i škorec so svojou krásnou mladuchou. Zasadol si na konár, zaspieval si ako naozajstný spevák takúto pesničku:</text:span></text:p>
      <text:p text:style-name="P1"><text:span text:style-name="T1">— Dobre je, dobre! Mám tu svoju dieru, v ktorej som pred troma rokmi vychoval kŕdeľ detí. Potom ma žena nahovorila bývať v inej doline, v tom starom bútľavom strome. Strom v zime odvliekli ľudia a spálili ho. Čo som si mal počať, ja úbohý škorec? Vrátil som sa do svojho starého duba, kde som sa vždy tak dobre cítil! Cho-cho-cho! — a už aj vstrčil hlavu do diery. Lenže z diery zasyčalo a milý škorec i so svojou mladuchou schytili sa na krídla a už ich nebolo.</text:span></text:p>
      <text:p text:style-name="P1"><text:soft-page-break/><text:span text:style-name="T1">Ale v podvečer zasadol na dube divý holub. Holubica, krotká a tichá, iba mu ponúkla svoj zobáčik a on jej ho chytil do svojho a jemne pomykal. Vtom zasyčalo z diery. Holub nadul svoj hrvoľ a zahrkútal:</text:span></text:p>
      <text:p text:style-name="P1"><text:span text:style-name="T1">— Had sem, had tam! Z diery musíš von! Moja manželka potrebuje strechu nad hlavou! — Tieto vety opakoval do zunovania a prechádzal sa zlostne okolo diery.</text:span></text:p>
      <text:p text:style-name="P1"><text:span text:style-name="T1">A tu z diery vykĺzol — nie had, ale veľký zelený ďateľ. Perie na hrdle zježené a zobák ako šabľa. Sekol holuba raz, dva razy do pazúrkov a hnal ho od diery preč.</text:span></text:p>
      <text:p text:style-name="P1"><text:span text:style-name="T1">— Kto skorej príde, skôr melie! — piskotal ďateľ a tuho zobal holuba do pazúrkov.</text:span></text:p>
      <text:p text:style-name="P1"><text:span text:style-name="T1">— Ďateľ sem, ďateľ tam! — hrkútal holub zúrivo a mlátil ďatľa krídlami poza uši. — Z diery musíš von! Moja manželka potrebuje strechu nad hlavou!</text:span></text:p>
      <text:p text:style-name="P1"><text:span text:style-name="T1">Sila bola na oboch stranách rovnaká. Ešte šťastie, že sa nezamiešala do bitky pani holubová, lebo by bol ďateľ iste bitku prehral. Ale ona iba postávala bokom a divila sa, aký je ten ďateľ nezdvorilý, že jej svoj útulok neprepustí dobrovoľne.</text:span></text:p>
      <text:p text:style-name="P1"><text:span text:style-name="T1">Kde sa vzal, tam sa vzal, zastal si pod dubom starý lesník Kočálka. Pušku mal na pleci a bakulu v ruke. Zadíval sa na bitkárov, ale pušku z pleca nesňal. Poriadny človek nestrieľa na božie tvory, ktoré majú svadbu. Iba bakuľou zabúchal po starom dube.</text:span></text:p>
      <text:p text:style-name="P1"><text:span text:style-name="T1">Hneď bolo po bitke. Holub s holubicou strepotali krídlami a šibli do blízkeho lesa. Ďateľ, trochu osprostený, lebo ho holub stále mlátil krídlami po hlave, vkĺzol do svojej diery. Starý Kočálka ho videl. Sadol si pod dubom a napchávajúc si fajku, rozvravel sa:</text:span></text:p>
      <text:p text:style-name="P1"><text:span text:style-name="T1">— Tak je to správne! V dube pred holubom má právo bývať ďateľ! Lebo on je rozsievačom dubových žaluďov, a nie holub-daromník!</text:span></text:p>
      <text:p text:style-name="P1"><text:span text:style-name="T1">Poobzeral sa po úbočí. Na všetky strany vyrastali menšie i väčšie duby, ktoré nemohol zasiať vietor. Lebo vietor odnesie </text:span><text:soft-page-break/><text:span text:style-name="T1">semiačko borovice, smreka i jedlice a zaseje ho po úbočiach. Odnesie semiačko klena i javora, ktoré má bezpečnejší padák, ako ho vymysleli ľudia. Vrtí sa v povetrí a putuje, aby našlo dobrú zem, do ktorej vyklíči a zapustí korene. Ale žaluď nijaký vietor neodnesie. Je oválny a ťažký a nijaký padák nemá. Tu musí prísť zelený ďateľ, sojka alebo veverička a zamaškrtiť si na žaluďoch. Uchytiť si z nich a odnášať cez úbočie. A keď niektoré cestou stratí a padnú na dobrú zem, vyrastie z nich dubina. V dube pred holubom má právo bývať ďateľ!</text:span></text:p>
      <text:p text:style-name="P2"/>
      <text:p text:style-name="P2"/>
      <text:p text:style-name="P1"><text:span text:style-name="T1">&lt;h1&gt;</text:span><text:span text:style-name="T3">Osma a posledná rozprávka</text:span></text:p>
      <text:p text:style-name="P1"><text:span text:style-name="T3">(Medveď z Veľkej doliny)</text:span><text:span text:style-name="T1">&lt;/h1&gt;</text:span></text:p>
      <text:p text:style-name="P2"/>
      <text:p text:style-name="P1"><text:span text:style-name="T1">Na vysokých-vysočizných vrchoch nad Veľkou dolinou, ďaleko od miest a dedín, rastie bujná zelená tráva, ktorú nikdy nikto nekosí. Ťažko by ju bolo zvážať do hlbokých dolín po príkrych a skalnatých cestičkách. Preto čo lepší gazdovia vyšikúvali veľké kŕdle oviec a čriedy rožného statku na tieto vysočiny, aby sa tam od jari až do jesene na okrúhlo vytučili.</text:span></text:p>
      <text:p text:style-name="P1"><text:span text:style-name="T1">Náhle sa tu roztopí sneh a zazelenajú sa lúky i stromy v dolinách, postupuje jar vyššie a vyššie hore úbočami na vrchy. Zelený pás rozvitých stromov ide si pomaly hore-hore, až na končiare vrchov, kde už stromov niet, len kosodrevina, podobná obrovskému machu, zapletá sa tam do hustých chumáčov. Ak sa kde-tu i nájde osamotený smrek, je to úbohý bedár, vydedenec z krajiny stromov, dokaličený búrkami, dokmásaný víchricami. Je napolo vyschnutý. Pozrite na jeho okyptené konáre: málo ich má a všetky sú na jednej strane. Vystierajú sa proti juhu, odkiaľ sa na ne slnko zlatom usmieva. Z druhej strany mu severák všetky konáre okmásal.</text:span></text:p>
      <text:p text:style-name="P1"><text:span text:style-name="T1">Na týchto vrchoch pásol Pavko Dorociak voly. Dvesto volov najbohatšieho gazdu v okolí. Dvesto volov bielych i strakatých, krotkých i divých, a on s nimi samučičký-sám.</text:span></text:p>
      <text:p text:style-name="P1"><text:soft-page-break/><text:span text:style-name="T1">Ale Pavko Dorociak nebál sa ničoho. Mal nabrúsenú valašku, mal ostrý nôž za opaskom, mal kolibu, kde nocúval, dobrú ohradu pre voly. Nebál sa Pavko Dorociak ani divých zverov, ani samoty.</text:span></text:p>
      <text:p text:style-name="P1"><text:span text:style-name="T1">Raz do týždňa navštevovala ho staručká služobná. Prichádzala po skalnatých chodníčkoch, hore strminami, cez husté a tiché hory, čo kryli úboče pod hoľami. Bola to jeho teta Anka Darovná, ktorá slúžila tiež u jeho pána a prinášala mu obživu na celý týždeň. V taký čas mu vyrozprávala, čo je nového na gazdovstve, ako sa majú jeho druhovia tam dolu, ako ho spomínajú, a zase odišla. Tak sa živil náš Pavko Dorociak, mladý pastierik bez otca a matky.</text:span></text:p>
      <text:p text:style-name="P1"><text:span text:style-name="T1">Bola práve sobota a chýlilo sa k večeru. Pavko Dorociak sedel na okraji hory, načúval a pozeral do nej, či neuvidí starenku, ako sa vlečie hore chodníkom s bielym batôžkom na chrbte. Tentoraz mu bolo akosi neveselo. Akoby sa mu bolo žiadalo vidieť niekoho zo svojich druhov, počuť jeho hlas a porozprávať sa s ním o sebe i o ľuďoch tam dolu, o tých ľuďoch, ktorí po rovných cestách chodia, teplé jedlá pojedajú a niekedy si naň azda aj pomyslia. Áno, pomyslia si na Pavka Dorociaka, ktorý sa už na teplé jedlo skoro ani nepamätá, väčšinou iba suchým chlebom sa živí. Chcel sa niekomu vyrozprávať, ako mu býva niekedy, keď sa ťažké hmly zavalia na hory a husto ovinú jeho kolibu. Potom sa z hlbokých dolín tichučko prikradne noc. Zaklope svojimi čiernymi prstami na strechu koliby a zasadne si s Pavkom k ohnisku. Vietor zaveje, voly v ohrade desivo zaručia, oboria sa na drevené stĺpy, akoby ich chceli rozmetať. Vtedy Pavko Dorociak vie, že je kdesi nablízku medveď, že obchádza ohradu a na tom si láme hlavu, ako by sa dostal niektorému z volov na kožu a poriadne sa uhostil. Veď čože má, neborák, robiť? Lesných plodín po horách a báňoch je už málo, ľudia ich ešte za leta pooberali; je hladný a vychudnutý. Bude sa prebúdzať zo zimného spánku, bude sa potĺkať po zasnežených horách, a nikde nič pod zuby nenájde. Napokon sa vráti </text:span><text:soft-page-break/><text:span text:style-name="T1">vysilený, s preliačeným bruchom, do svojho zimoviska, zavŕta sa do raždia, aby pokračoval v spánku.</text:span></text:p>
      <text:p text:style-name="P1"><text:span text:style-name="T1">Ale Pavko Dorociak nemohol mu pomôcť. Nemohol mu vola darovať, čo by ho ako bol poľutoval. Pastier musí svoje voly chrániť pred každým nebezpečenstvom, lebo by ho v jeseni vyhnali zo služby, plácu by mu nedali, keby sa mu niektorý z volov stratil.</text:span></text:p>
      <text:p text:style-name="P1"><text:span text:style-name="T1">Preto musel byť nepriateľom hladného medveďa, musel sa s ním púšťať do boja na život a na smrť.</text:span></text:p>
      <text:p text:style-name="P1"><text:span text:style-name="T1">Ak sa medveď priblížil, Pavko vyšiel pred kolibu, založil oheň a pritom tuho vykrikoval do noci. A keď sa rozblčali smolnaté konáre, ktoré na oheň prikladal, obchádzal s nimi ohradu a medveďa zaháňal. Takto to robil i za poslednej tmavej noci, keď voly desivo ručali.</text:span></text:p>
      <text:p text:style-name="P1"><text:span text:style-name="T1">O tom chcel rozprávať starenke Darovnej, ale akosi neprichádzala. Preto mu bolo clivo.</text:span></text:p>
      <text:p text:style-name="P1"><text:span text:style-name="T1">Príde, či nepríde? Čochvíľa už zase bude noc, znova sa musí utiahnuť do koliby, oheň rozložiť a nocovať osamote na opustenom vrchu.</text:span></text:p>
      <text:p text:style-name="P1"><text:span text:style-name="T1">Zahľadel sa na vysoký strom, ktorý stál samotný na poľane. Strom bol ošarpaný vetrom a Pavkovi sa zdalo, že vidí na ňom akýsi tmavý tieň, ktorý tam predtým nebol. Čo to len môže byť?</text:span></text:p>
      <text:p text:style-name="P1"><text:span text:style-name="T1">Črieda volov belela sa na hrebeni. Pavko sa chvíľami poobzeral, či sa voly pokojne pasú, ale nepohol sa z miesta. Pozoroval tmavý tieň na strome, či sa aspoň o poznanie pohybe.</text:span></text:p>
      <text:p text:style-name="P1"><text:span text:style-name="T1">Tieň sa nepohol, ležal tam, akoby bol prirastený k stromu. Pavko sa už zberal, že podíde k nemu s valaškou v ruke a presvedčí sa, čo je to, keď vtom slabučko zapraskotalo raždie, aj ihličie zašuchotalo na pokraji hory a štíhly srnec vyšvihol sa na poľanu. Poobzeral sa placho, nozdry rozšíril, zachytával slabé prúdenie vzduchu, čo sa spúšťal od hrebeňa k hore. Ešte chvíľu postál a pobehol k osamotenému stromu.</text:span></text:p>
      <text:p text:style-name="P1"><text:span text:style-name="T1">Vtom akoby sa tieň na strome trochu bol pohol. Potom sa razom od stromu odpojil a v nasledujúcej chvíli sa už zachytil </text:span><text:soft-page-break/><text:span text:style-name="T1">na šiji podeseného srnca. Nasledovalo zaryčanie napadnutého zvieraťa, metanie sa po zemi, divý zápas o život, ktorý však netrval dlho. Srnec zatíchol a zaľahol nehybne.</text:span></text:p>
      <text:p text:style-name="P1"><text:span text:style-name="T1">Pavko chvíľu sedel ako omráčený a díval sa na dravca, ako si hoduje na srncovi, ale hneď sa aj spamätal. Vyskočil, prebehol poľanou a priblížil sa so svojou ostrou valaškou v ruke k osamotenému stromu.</text:span></text:p>
      <text:p text:style-name="P1"><text:span text:style-name="T1">Azda by bol dravca aj zasiahol, alebo — možno — aj ulovil, ale ten sa začal srdnato brániť. Vycieral zubiská, pazúrmi švihal do povetria, akoby bol chcel zachytiť valašku, ktorou sa Pavko oháňal. Nechcel sa vzdať svojej koristi. Ale Pavko Dorociak pristupoval k nemu vždy bližšie a bližšie, a keď ho klepol, potvoru, obuškom poza uši, dravec si to rozmyslel: niekoľkými skokmi sa preniesol poľanou a stratil sa v blízkej hore.</text:span></text:p>
      <text:p text:style-name="P1"><text:span text:style-name="T1">Pavko si obzrel srnca: bol naozaj mŕtvy. A šelma, ktorá ho usmrtila, podobala sa mačke, ibaže bola veľká — azda ako desať mačiek. Uši mala končisté s ostrými štetôčkami, chvost mala krátky a labky rozšírené. Nevedel Pavko Dorociak, čo to bolo za podivné zviera.</text:span></text:p>
      <text:p text:style-name="P1"><text:span text:style-name="T1">V prvej chvíli by rád bol zachránil srnca pri živote, ale keď si pomyslel, že si ho môže vziať do koliby a pripekať si ho po kúsku na ražni, potešil sa tomuto daru. Veď už dávno teplé jedlo ani nechutnal.</text:span></text:p>
      <text:p text:style-name="P1"><text:span text:style-name="T1">Vzal srnca za zadné nohy a ťahajúc ho za sebou, poberal sa s ním hore vrchom ku kolibe. Vtedy už súmrak sadal na hole, čo sa na hrebeňoch vrchov stáva o hodnú chvíľu potom, keď na dolinách leží už polotma.</text:span></text:p>
      <text:p text:style-name="P1"><text:span text:style-name="T1">Pred kolibou zablkotal oheň a Pavko Dorociak pripravil si srnčie stehno na ražeň, aby si ho pripiekol na ohni. Mäso rozvoniavalo okolo koliby, švarcovalo sa i blkotalo, horúca masť hustými kvapkami stekala do pahreby.</text:span></text:p>
      <text:p text:style-name="P1"><text:span text:style-name="T1">Voly v ohrade si už boli políhali a pokojne prežúvali trávu, ktorú si nazbierali do zásoby a uložili vo svojich </text:span><text:soft-page-break/><text:span text:style-name="T1">záhybovitých žalúdkoch za bieleho dňa. Prižmurovali oči a pokyvovali hlavami. Kedy-tedy zaručal usínajúci vôl. Okolo ohrady a koliby zapriadal sa tichý večer. Pavko Dorociak si s chuťou zavečeral, vtiahol sa do koliby, prevalil sa na priči, ktorú si bol vystlal suchou trávou, a poručil sa spánku.</text:span></text:p>
      <text:p text:style-name="P1"><text:span text:style-name="T1">Potom priletela tichá noc. Čierne oblaky plávali nebom a strácali sa nad západnými horami. A hladný medveď, ktorý tak často znepokojoval ohradu, vybral sa i tejto noci k nej. Vyšiel z najhustejšej húštiny Veľkej doliny a kolísavo, s ovesenou hlavou, valil sa tým smerom, kde stála ohrada.</text:span></text:p>
      <text:p text:style-name="P1"><text:span text:style-name="T1">Neďaleko koliby zastal, zdvihol hlavu a ňuchal. Akoby bol chcel zaňuchať, či je Pavko v kolibe, či spí, alebo striehne na svojho štvornohého nepriateľa, či ho nebude zase naháňať akousi podivnou vecou, ktorá svieti, že až oči oslepuje, pritom práska a nepríjemne zapácha. Medveď sa tejto správy akurátne bojí.</text:span></text:p>
      <text:p text:style-name="P1"><text:span text:style-name="T1">Ako tak ňuchá, odrazu sa strhne, akoby ho boli podstrelili. Srsť sa mu naježí, zafučí a namrzený spustí sa dolu poľanou, aby sa vtiahol do najbližšej hory.</text:span></text:p>
      <text:p text:style-name="P1"><text:span text:style-name="T1">O chvíľu sa ukázalo, čoho sa medveď naľakal. Na chodníčku, z druhej strany lesa, zjavila sa postava mládenca s valaškou v ruke a s bielym batôžkom na chrbte.</text:span></text:p>
      <text:p text:style-name="P1"><text:span text:style-name="T1">Mládenec zamieril ku kolibe, zavolal na spiaceho Pavka Dorociaka a hneď sa radostne s ním zvítal.</text:span></text:p>
      <text:p text:style-name="P1"><text:span text:style-name="T1">Bol to valašík Ďurko Sojka, Pavkov dobrý druh, ktorý tiež slúžil u toho istého gazdu. Poslali ho k Pavkovi, aby spolu pásli čriedu volov, až kým nepadnú mrazy a vytucený statok bude treba zohnať do doliny. Vyprosila ho tetka Darovná, ktorá vyrozprávala gazdovi, že Pavka obchádzajú medvede a pusto mu je na vrchoch osamote.</text:span></text:p>
      <text:p text:style-name="P1"><text:span text:style-name="T1">Ďurko Sojka priniesol Pavkovi Dorociakovi novučičký barančí kožuch, aby Pavko, keď prídu mrazy a vetry studené zavejú, netrpel zimou. I obživu mu priniesol: chleba i kúsok slaniny a vyrozprával mu všetko, čo je nové dolu v doline, ako sa majú </text:span><text:soft-page-break/><text:span text:style-name="T1">Pavkovi priatelia, ako často — a vždy len po dobrom ho spomínajú.</text:span></text:p>
      <text:p text:style-name="P1"><text:span text:style-name="T1">A Pavko Dorociak mu zase, aký je rád, že zostanú na holiach spolu. Rozprával mu o medveďovi, čo sa prikráda za tmavých nocí a na voly si ostrí zuby. Pavko ho ohňom a krikom zaháňa. Rozpovedal mu, čo sa mu prihodilo dnes večer, keď márne čakal na tetku Darovnú, tam dolu pri hore. Akási veľká potvora, trochu mačke podobná, ulovila srnca. Pavko jej srnca odňal a potvoru zahnal do hory. Ponúkol Ďurka Sojku pečeným mäsom a pýtal sa ho, aké to len mohlo byť zviera, čo srnca ulovilo?</text:span></text:p>
      <text:p text:style-name="P1"><text:span text:style-name="T1">— Rys to bol, — odpovedal mu Ďurko Sojka, ktorý bol starší a skúsenejší a poznal toto zviera, ktoré sa v tých časoch v našich hornatých krajoch veľmi často vyskytovalo.</text:span></text:p>
      <text:p text:style-name="P1"><text:span text:style-name="T1">Blížila sa polnoc a voly sa zase znepokojili. Zaručali výstražne, akoby boh chceli upozorniť všetko, čo je živé, že sa vo tme noci skrýva nebezpečenstvo, a oborili sa na stĺpy ohrady, akoby ich boli chceli vyvaliť, rútiť sa do tmy s natiahnutými krkmi, s rohami dopredu vystrčenými, aby zahnali obludu, ktorá ich po nociach znepokojuje a na životy im siaha. Lebo vôl — to vám je nie ako krava, ktorá — keď zacíti medveďa, pustí sa bezhlavo na útek. Vôl je zvieratko naoko veľmi krotké, trpezlivé a neškodné, ale — najmä keď je v čriede — veru sa postaví aj proti medveďovi. Keď ho zacíti, iba zaručí a zúrivo sa vyrúti na dravca. Najprv ho napadne rohami. A ak sa mu podarilo zvaliť ho na zem, pritláča ho hlavou a pošliape nohami. Lenže sa to málokedy tak skončí, lebo medveď je silný a omnoho obratnejší. Obyčajne odskočí, aby ho rohy vola nezasiahli, potom skočí na roháňa zboku, labami ho ovalí a omráči. Zaútočí mu na väzy a vôl vtedy už obyčajne dobojoval.</text:span></text:p>
      <text:p text:style-name="P3"><text:span text:style-name="T1">Tentoraz sa Pavko Dorociak ani trochu nenaľakal, akokoľvek sa voly rozbúrili a rozručali. Mal pri sebe svojho druha Ďurka Sojku, smelého a mocného, ako bol aj on sám, a obaja mali ostré valašky. Vyšli pred kolibu, rozvatrili oheň a s horiacimi konármi i s ostrými valaškami v rukách pustili sa okolo ohrady.</text:span></text:p>
      <text:p text:style-name="P1"><text:soft-page-break/><text:span text:style-name="T1">A medveď, ktorý práve obchádzal ohradu vo vzdialenosti niekoľkých krokov, utiahol sa o kúsok ďalej do tmy a odtiaľ zvedavo pozeral, ako sa mládenci mocú popri ohrade, ako sa svetielka horiacich konárov kmitajú okolo nich, ako keď sa za tmavej noci svätojánske mušky rozlietajú okolo potôčkov po tmavej utíšenej hore.</text:span></text:p>
      <text:p text:style-name="P1"><text:span text:style-name="T1">— Bi ho, zabi hoó! — pokrikovali mládenci, a ono, medvedisko, iba zaostrovalo uši, obšmietalo sa vo veľkom kruhu a po očku pokukávalo na nich.</text:span></text:p>
      <text:p text:style-name="P1"><text:span text:style-name="T1">V predošlej noci, keď Pavko Dorociak sám vybehúval z koliby a horiace drevo zahadzoval za ním, medveď sa naozaj naľakal a hneď sa pobral od ohrady čo naj ďalej. Prepletal nohami, knísal sa zboka nabok a smiešne opálal svojou ťažkou hlavou. Ale teraz, napodiv, prestával sa báť kriku a ohňa. Zvykal si na to svietiace strašidlo, oňuchával ho z diaľky a nijako nemal chuti vziať laby na plecia. Ba približoval sa k ohrade krok za krokom, opatrne, aby ho mládenci nezbadali.</text:span></text:p>
      <text:p text:style-name="P1"><text:span text:style-name="T1">Ale voly sa začali vždy väčšmi a väčšmi vzpínať. Ručali hrozivo, krútili sa po ohrade, zbíjali sa dokopy a prechádzali z kúta do kúta ako pojašené.</text:span></text:p>
      <text:p text:style-name="P1"><text:span text:style-name="T1">Mládenci vedeli, čo to znamená: medveď nechce odísť, kdesi nablízku sa poneviera a striehne na vhodnú chvíľu, kedy by mohol voly napadnúť. Preto sa mládenci rozhodli, že založia oheň pri ohrade — na opačnej strane od koliby — a tam budú nocovať.</text:span></text:p>
      <text:p text:style-name="P1"><text:span text:style-name="T1">Preniesli oheň spred koliby na druhú stranu ohrady, nanosili dreva, ktoré Pavko bol nachystal, nahadzovali ho na oheň a vyčkávali.</text:span></text:p>
      <text:p text:style-name="P1"><text:span text:style-name="T1">Zdalo sa, že medveď odišiel, lebo voly sa utíšili, políhali si a znova začali pokojne prežúvať. Pavko Dorociak a Ďurko Sojka si ľahli k ohňu a zadriemali.</text:span></text:p>
      <text:p text:style-name="P1"><text:span text:style-name="T1">Vtedy už oheň pred kolibou dohasínal. Uhlíky sa jeden po druhom strácali v nočnej tme, ako ich pokrývala vždy hustejšia </text:span><text:soft-page-break/><text:span text:style-name="T1">vrstva popola. Napokon už ani jeden nezasvietil, zhasla i posledná iskierka.</text:span></text:p>
      <text:p text:style-name="P1"><text:span text:style-name="T1">Medveď ustúpil od miesta, kde mládenci založili oheň, ale začal sa tentoraz obšmietať okolo koliby. Vietor zavieval od volov k nemu, voly ho nemohli zaňuchať. A čoraz vetrík zavial, vždy znova a znova udrela mu do nozdier vôňa čerstvého mäsa a dráždila mu žalúdok. Podal sa teda za vôňou cez popol vyhasnutého ohňa, rovno do koliby. Tam nad ohniskom viselo mäso zo srnca, ktoré Pavko Dorociak pekne očistil a prichystal na zaúdenie. Chcel si ho zaúdiť dymom voňavých borievok, ktoré rástli na nižších poľanách. Ráno si ich donesie plnú náruč — myslel si — a bude ich pomaly prikladať pod mäso na oheň.</text:span></text:p>
      <text:p text:style-name="P1"><text:span text:style-name="T1">Medveď iba podskočil, srnca strhol a odniesol si ho na okraj hory. Tam sa na ňom s chuťou uhostil. A akoby mu ešte nebolo dosť, vrátil sa do koliby, rozmetal batôžky mládencov a všetku obživu, ktorú tam našiel, spustil si do brucha. Zjedol chlebík i všetku slaninku. Potom sa vytratil z koliby ako rozjarený zlodej, ktorému sa zlodejčina dobre vydarila, poskakujúc veselo na troch nohách. Zabočil k studničke, ktorá spod samého hrebeňa vysočiny posielala svoju chladnú, zurčiacu vodu do hlbín, a keď sa dobre napil, spokojne sa vracal do Veľkej doliny, kde mal svoj teplý, pred vetrom a ľudskými zrakmi ukrytý brloh.</text:span></text:p>
      <text:p text:style-name="P1"><text:span text:style-name="T1">Nič netušiaci mládenci sa vtedy obrátili na druhý bok a spali, akoby ich za to platili. V ohrade bolo pokojne a ticho.</text:span></text:p>
      <text:p text:style-name="P2"/>
      <text:p text:style-name="P1"><text:span text:style-name="T1">Na druhý deň, len čo slnko vykuklo spoza Východných vrchov, divili sa mládenci neveľkým medvedím stopám, ktoré im ten chlpatý nočný hosť povytláčal v kolibe na pamiatku. Horekovali nad rozmetanými hrnčekmi a obrúskami, ktoré zlodej veľmi poctivo vyprázdnil. Zmizlo im všetko, čo bolo na jedenie, ani čo by sa bolo prepadlo. Zostalo im iba trochu kukuričnej kaše vo vrecúšku, aj tá bola zafúľaná. Museli si ju očistiť, popreberať, len tak si ju mohli uvariť na raňajky.</text:span></text:p>
      <text:p text:style-name="P1"><text:soft-page-break/><text:span text:style-name="T1">Pavko Dorociak vypustil voly na pašu, kým Ďurko Sojka pobral sa do dediny ku gazdovi. Išiel sa požalovať, čo sa im v noci prihodilo, a vypýtať si od gazdu novú obživu. Čochvíľa zmizol na chodníku, ktorý sa skrúcal medzi stromy.</text:span></text:p>
      <text:p text:style-name="P1"><text:span text:style-name="T1">Pavko sa vrátil do koliby usporiadať si rozmetané veci. O voly sa nebál, lebo medveď ich cez deň neobchádzal. Mohli sa pokojne pásť po celom hrebeni až na okraj hory, ktorá pokrývala južnú stranu vysočiny.</text:span></text:p>
      <text:p text:style-name="P1"><text:span text:style-name="T1">Dorociak vymietol kolibu omelom z kosodreviny, oprášil obrúsky, na priče ich prevesil, i lôžko si upravil a sadnúc si na prah koliby, prehodil si cez kolená nový kožuch, čo mu jeho druh Ďurko bol priniesol. Obzeral si ho zo všetkých strán a zlostil sa, že i ten mu medveď umágal a pošliapal. Oprášil a očistil si ho trávou, nakoľko sa dalo, a tešil sa mu, ako sa tešievajú mladí ľudia múdremu daru. Hneď si ho chcel aj oprobovať. A keďže prihrievalo slnko — aby mu nebolo prihorúce, obrátil ho na ruby a tak si ho obliekol.</text:span></text:p>
      <text:p text:style-name="P1"><text:span text:style-name="T1">Práve sa zberal za čriedou, keď spoza rohu koliby vykukla naň čudná chlpatá hlava s drobnými šelmovskými očkami.</text:span></text:p>
      <text:p text:style-name="P1"><text:span text:style-name="T1">Pavko Dorociak chcel skočiť do koliby a ozbrojiť sa valaškou, ale akoby mu údy boli zdreveneli, nevládal sa pohnúť z miesta, nevládal vypustiť jediný hlas, iba čo sa mu ústa doširoka otvorili.</text:span></text:p>
      <text:p text:style-name="P1"><text:span text:style-name="T1">Po hlave ukázal sa krk, hneď predné laby neveľkého medveďa, čo na Pavka Dorociaka tak divne pokukával, akoby si bol chcel s ním zašantiť. Čistý ružový jazyk visel mu z papule, prestupoval na jednom mieste z labky na labku a pritom sa smiešne knísal zboka nabok.</text:span></text:p>
      <text:p text:style-name="P1"><text:span text:style-name="T1">Bol to ten istý medveď, ktorý po nociach obchádzal ohradu volov a za poslednej noci vykradol mládencom všetku obživu z koliby. Bol ešte mladý, asi dvojročný, hravý a žartovný, ako bývajú medvede v tom veku. Veď od mala živia sa iba ovocím, v čas núdze i chrobáčikmi alebo nejakou tou myškou, a len keď dovršujú druhý rok svojho života, stávajú sa dravcami. Lebo v </text:span><text:soft-page-break/><text:span text:style-name="T1">horách, kde medvede žijú, niet toľko plodín, že by sa i dospelý medveď mohol nimi uživiť. Preto len čo medveď dorastie, začína obchádzať ohrady, napádať kŕdle oviec, ba i čriedy veľkého statku.</text:span></text:p>
      <text:p text:style-name="P1"><text:span text:style-name="T1">Medveď z Veľkej doliny bol práve jeden z tých, ktorí sú na prechode od hravého mláďaťa k dospelému dravcovi. Keď ho trápil hlad, odvážil sa znepokojovať i rohaté voly, ale teraz, keď sa mu podarilo za noci tak zlodejsky sa nasýtiť, zažiadalo sa mu znova si zájsť ku kolibe, kde sa mu v noci tak dobre povodilo.</text:span></text:p>
      <text:p text:style-name="P1"><text:span text:style-name="T1">Pavko Dorociak, keď sa z prvého ľaknutia spamätal, skočil do koliby, zastal si povedľa priče a vzal do ruky svoju valašku. Medveď nato zmizol. Pustil sa k hore a tam sa stratil medzi stromami. Pavko v kožúšku, obrátenom naopak, pobral sa za volmi.</text:span></text:p>
      <text:p text:style-name="P1"><text:span text:style-name="T1">Keď sa priblížil k čriede na dohodenie kameňom, zrazu spozoroval, že voly, funiace a rozzúrené, bežia rovno proti nemu. Bleskmi sršiace oči zvierat upierali sa naňho a veľmi rýchle sa blížili. V nasledujúcej chvíli ho i nabrali na rohy, presotili a celá črieda ako divý víchor prehnala sa cez neho.</text:span></text:p>
      <text:p text:style-name="P1"><text:span text:style-name="T1">Pavko ležal pošliapaný, nevládal sa zdvihnúť. Niekoľkokrát zavolal o pomoc, ale jeho hlas bol prislabý na to, aby ho počuli ľudia až kdesi pod vrchmi. Pavko prižmúril oči a stratil vedomie.</text:span></text:p>
      <text:p text:style-name="P1"><text:span text:style-name="T1">Rozzúrená črieda volov ešte dlho sliedila po hrebeni vysočiny.</text:span></text:p>
      <text:p text:style-name="P1"><text:span text:style-name="T1">Pavko Dorociak bol húževnatý pastiersky parobok, ktorého nemožno len tak ľahko položiť. Ani do tisíc by ste neboli narátali, už sa zdvihol, po vystieral si údy, pohľadal si svoj vybíjaný klobúčik, ktorý sa mu zgúľal dolu svahom, a poobzeral sa po holiach. Keď zazrel svoju čriedu, ako sa preháňa po hrebeni, zahromžil si, ako to pastieri v takej chvíli robievajú, pohrozil jej päsťou a dal sa skúmať svoj nový kožuštek, či mu ho voly paprčkami nepotrhali. Nie, nič sa mu </text:span><text:soft-page-break/><text:span text:style-name="T1">nestalo. Trochu bol zablatený, ale to si Pavko dlaňou očistil a kožuch bol zase ako nový.</text:span></text:p>
      <text:p text:style-name="P1"><text:span text:style-name="T1">Potom sa vychytil za čriedou, nadbehol ju, s krikom sa vrútil medzi voly a kdektorého pohladil po rebrách poriskom svojej valašky. Takto ich zoznamoval so svojím novým kožuchom, aby sa druhý raz nezmýlili a nepošliapali ho miesto medveďa.</text:span></text:p>
      <text:p text:style-name="P1"><text:span text:style-name="T1">Voly si ho najprv len obzerali, upierali naň svoje nevinné, krotké oči. Potom sa upokojili a znova sa začali pásť, akoby sa nič nebolo stalo.</text:span></text:p>
      <text:p text:style-name="P1"><text:span text:style-name="T1">Premýšľal Pavko Dorociak, ako sa mohlo stať, že ho voly napadli. Všetko to zavinil ten nešťastný medveď. Pri zlodejčení v kolibe pootieral sa o jeho nový kožuch, ktorý si Pavko nechal na priči. Kožuch sa nabral medvedím pachom a voly, keď zacítili zápach, vychytili sa pošliapať nepriateľa, ktorý ich znepokojuje po nociach. Tak sa im dostal Pavko Dorociak pod rohy miesto toho zlodejského medveďa.</text:span></text:p>
      <text:p text:style-name="P1"><text:span text:style-name="T1">V podvečer sa vrátil valašík Ďurko Sojka s novou obživou. Skúpy gazda tentoraz už poslal iba kukuričnú kašu a kúsok chleba, na slaninu celkom zabudol.</text:span></text:p>
      <text:p text:style-name="P1"><text:span text:style-name="T1">Mládenci si z opatrnosti poukrývali obživu poza hrady pod strechou koliby a potom, ako obyčajne, zahnali voly do ohrady. Pred kolibou zase založili oheň a prevalili sa na priče. Napodiv, tej noci ani jeden vôl nezaručal, ani oči medveďa nezasvietili blízo ohrady.</text:span></text:p>
      <text:p text:style-name="P1"><text:span text:style-name="T1">V nasledujúci deň, keď valašík Sojka zaháňal čriedu na južný koniec hrebeňa, Pavko Dorociak zostal v kolibe, aby pripravil raňajky. Navaril kukuričnej kaše, omastil ju lojom a hrubou soľou posýpal i na povrchu. A tu znova zazrel medveďa, ako sa obšmieta okolo koliby, akoby mal sto chutí ísť si do nej zamaškrtiť. Pavko ho znova zahnal krikom a valaškou proti hore. Od tých čias maškrtný medveď často obchádzal kolibu, ale voly už neznepokojoval.</text:span></text:p>
      <text:p text:style-name="P1"><text:span text:style-name="T1">Iba raz sa mu ešte podarilo zamaškrtiť si na obžive mládencov, a to práve vtedy, keď ich navštívila teta Darovná. </text:span><text:soft-page-break/><text:span text:style-name="T1">Uložila obživu do koliby a išla pohľadať mládencov po hrebeni. A preto, že chlapci boli priďaleko, rozhodla sa, že sa vráti do koliby a tam si na nich počká.</text:span></text:p>
      <text:p text:style-name="P1"><text:span text:style-name="T1">Zastala teta na prahu koliby a div, že od strachu nezblaznela: v kolibe zazrela medveďa, ako sa oblizuje po syre a slanine, ktorú doniesla pre mládencov. Zalomila teta Darovná rukami a taký krik porobila, že sa jej medveď naľakal väčšmi ako ona jeho. Vyhodil sa z koliby a dal sa preberať nohami proti Veľkej doline tak rýchle, že by ho ani desať volov nebolo dohonilo. Pavko Dorociak a Ďurko Sojka, keď na veľký krik pribehli ku kolibe, mali veľkú robotu kriesiť a utišovať podesenú tetku Darovnú.</text:span></text:p>
      <text:p text:style-name="P2"/>
      <text:p text:style-name="P1"><text:span text:style-name="T1">Na krajinu padli prvé jesenné mrazy, postriebrili hustú trávu vysočiny a od severu zaskučal zlostný vietor. Po vetre začali prelietať nebom čierňavy, husté á mokré hmly opriadli pohorie; človek, ktorý sa vtedy obrátil hore na vrchoch, nedovidel ďalej od nosa.</text:span></text:p>
      <text:p text:style-name="P1"><text:span text:style-name="T1">Dorociak a Sojka dostali od gazdu rozkaz, aby hneď zohnali čriedu z vrchov. A tak v jedno ráno spočítali voly, prehnali ich hrebeňom k južnému svahu, kde sa skalnatá, vyjarčená cestička spúšťala k nížinám, a s hlasným pokrikovaním zaháňali čriedu do doliny.</text:span></text:p>
      <text:p text:style-name="P3"><text:span text:style-name="T1">Za cestou si spomenuli i na medveďa, ktorý chodil k nim na maškrty: čo si len počne, neborák, v pustej, studenej krajine, keď si už nebude mať kde zamaškrtiť?</text:span></text:p>
      <text:p text:style-name="P1"><text:span text:style-name="T1">A sotva mládenci odišli, chlpáň sa už aj zjavil v kolibe. A keď tam všetko preňuchal a nič nenašiel, pohol sa po stupajach štyroch krpcov, čo dvaja mládenci povytláčali za volmi, a oňuchával ich až po vysokú skalu na južnom sedle vysočiny. Tam sa začínala skalnatá cesta, po ktorej mládenci s volmi odišli. Medveď stál dlho na skale, vetril a načúval, ako sa zdola nesie krik pastierov a hrkoce skálčie pod raticami vzďaľujúcej sa </text:span><text:soft-page-break/><text:span text:style-name="T1">čriedy. Nato sa maškrtník vrátil do Veľkej doliny a tam, v najhustejšej húštine, zahrabal sa do svojho brloha.</text:span></text:p>
      <text:p text:style-name="P1"><text:span text:style-name="T1">Na sklonku budúcej jari si pastieri v kraji mnoho povrávali, že na vysočine žije akýsi podivný medveď, ktorý veľmi prefíkane vykráda pastierske koliby. Najmä rád má vraj batôžky, ktoré ľudia prinášajú z dolín. Hľa, aj nedávno čo sa stalo starému sklenárovi Krkoškovi, ktorý, aby si skrátil cestu, pobral sa z jednej stolice do druhej cez vrchy: sklenár Krkoška si na vysočine trochu zdriemol, a keď sa prebudil, zazrel medveďa, ktorý práve odnášal jeho batôžok s obživou. Starý Krkoška, nezvyknutý na takéto zaobchádzanie, tak sa pustil utekať na opačnú stranu, že sa mu všetko sklo v krošni na prach rozdrvilo.</text:span></text:p>
      <text:p text:style-name="P1"><text:span text:style-name="T1">Od tých čias, ako sa táto udalosť odohrala, prešlo mnoho rokov. Pastierik Pavko Dorociak a Ďurko Sojka už dávno prestali pásť a prišlo im potĺkať sa svetom ako bezvládnym ustatým starcom, ktorí cez celý svoj život iba iným slúžili, a nič si nevyslúžili. Napokon, keď už robiť nevládali, ich staré nohy už nestačili pobehúvať za čriedami statku, vyhnali ich gazdovia zo služby. Chodili Pavko a Ďurko od domu k domu a hľadali dobrých ľudí, ktorí by ich obdarovali kúskom chleba. Ale takých sa našlo veľmi málo. Z mnohých domov ich vyhnali, ba ešte i psov na nich nahuckali.</text:span></text:p>
      <text:p text:style-name="P1"><text:span text:style-name="T1">Takých pastierov, ako bol Sojka a Dorociak, bolo za starých čias mnoho. Keby ste boli žili s nimi zároveň a oni na svojej púti by boli zavítali k vám, či by ste ich boli pustili ďalej bez podania pomocnej ruky? Staručkých, zhrbených, chodiacich ťažkým, neistým krokom? Čierne vlasy im už ošediveli, tváre mali dobrácke, ťažkým životom zvráskavené, ale krásne, usmievavé a statočné... Nie, nepustili by ste ich, iste by ste im boli pomohli v biede.</text:span></text:p>
      <text:p text:style-name="P2"/>
      <text:p text:style-name="P1"><text:soft-page-break/><text:span text:style-name="T1">Či sú to už všetky rozprávky, čo tají v sebe Veľká dolina? Ó nie, lebo Veľká dolina tají v sebe ešte mnoho, veľmi mnoho rozprávok!</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002</dc:title>
    <meta:initial-creator>rh2</meta:initial-creator>
    <meta:creation-date>2010-03-27T12:35:00</meta:creation-date>
    <dc:date>2014-04-28T14:46:00</dc:date>
    <meta:editing-cycles>15</meta:editing-cycles>
    <meta:editing-duration>PT2M50S</meta:editing-duration>
    <meta:document-statistic meta:table-count="0" meta:image-count="0" meta:object-count="0" meta:page-count="58" meta:paragraph-count="473" meta:word-count="16817" meta:character-count="97639" meta:non-whitespace-character-count="81295"/>
    <meta:generator>LibreOffice/3.6$Windows_x86 LibreOffice_project/e29a214-2bbed72-0621de6-a97528c-8f066d</meta:generator>
    <meta:user-defined meta:name="Company">juls sav</meta:user-defined>
    <meta:user-defined meta:name="Operator">rh2</meta:user-defined>
  </office:meta>
</office:document-meta>
</file>